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9" style:family="table-column">
      <style:table-column-properties fo:break-before="auto" style:column-width="1.942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24"/>
        <table:table-column table:style-name="co14" table:default-cell-style-name="Default"/>
        <table:table-column table:style-name="co7" table:default-cell-style-name="Default"/>
        <table:table-column table:style-name="co13" table:default-cell-style-name="ce24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21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1"/>
          <table:covered-table-cell table:style-name="ce27"/>
          <table:covered-table-cell table:number-columns-repeated="5"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5" table:style-name="ce21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7"/>
          <table:table-cell table:style-name="ce16" table:number-columns-repeated="5"/>
          <table:table-cell table:style-name="ce27"/>
          <table:table-cell table:style-name="ce16" table:number-columns-repeated="2"/>
          <table:table-cell table:style-name="ce27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7"/>
          <table:covered-table-cell table:style-name="ce27"/>
          <table:covered-table-cell table:number-columns-repeated="5" table:style-name="ce7"/>
          <table:covered-table-cell table:style-name="ce27"/>
          <table:covered-table-cell table:number-columns-repeated="2" table:style-name="ce7"/>
          <table:covered-table-cell table:style-name="ce27"/>
          <table:covered-table-cell table:number-columns-repeated="5" table:style-name="ce7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3950.39552960304" calcext:value-type="float">
            <text:p>3950.39552960304</text:p>
          </table:table-cell>
          <table:table-cell office:value-type="float" office:value="116340.734283812" calcext:value-type="float">
            <text:p>116340.734283812</text:p>
          </table:table-cell>
          <table:table-cell office:value-type="float" office:value="29697.0235799697" calcext:value-type="float">
            <text:p>29697.0235799697</text:p>
          </table:table-cell>
          <table:table-cell table:style-name="Default" office:value-type="float" office:value="3400.61807045605" calcext:value-type="float">
            <text:p>3400.61807045605</text:p>
          </table:table-cell>
          <table:table-cell office:value-type="float" office:value="46063.6180311237" calcext:value-type="float">
            <text:p>46063.6180311237</text:p>
          </table:table-cell>
          <table:table-cell office:value-type="float" office:value="166560.8362334" calcext:value-type="float">
            <text:p>166560.8362334</text:p>
          </table:table-cell>
          <table:table-cell office:value-type="float" office:value="423459.559067345" calcext:value-type="float">
            <text:p>423459.559067345</text:p>
          </table:table-cell>
          <table:table-cell office:value-type="float" office:value="34184.4174350401" calcext:value-type="float">
            <text:p>34184.4174350401</text:p>
          </table:table-cell>
          <table:table-cell office:value-type="float" office:value="34317.4150649511" calcext:value-type="float">
            <text:p>34317.4150649511</text:p>
          </table:table-cell>
          <table:table-cell table:style-name="Default" office:value-type="float" office:value="75972.0024246726" calcext:value-type="float">
            <text:p>75972.0024246726</text:p>
          </table:table-cell>
          <table:table-cell office:value-type="float" office:value="171032.558021908" calcext:value-type="float">
            <text:p>171032.558021908</text:p>
          </table:table-cell>
          <table:table-cell office:value-type="float" office:value="107936.707117024" calcext:value-type="float">
            <text:p>107936.707117024</text:p>
          </table:table-cell>
          <table:table-cell table:style-name="Default" office:value-type="float" office:value="65112.1815593939" calcext:value-type="float">
            <text:p>65112.1815593939</text:p>
          </table:table-cell>
          <table:table-cell office:value-type="float" office:value="76777.1658140177" calcext:value-type="float">
            <text:p>76777.1658140177</text:p>
          </table:table-cell>
          <table:table-cell office:value-type="float" office:value="361402.551438799" calcext:value-type="float">
            <text:p>361402.551438799</text:p>
          </table:table-cell>
          <table:table-cell office:value-type="float" office:value="41955.5445965716" calcext:value-type="float">
            <text:p>41955.5445965716</text:p>
          </table:table-cell>
          <table:table-cell office:value-type="float" office:value="165121.942785127" calcext:value-type="float">
            <text:p>165121.942785127</text:p>
          </table:table-cell>
          <table:table-cell office:value-type="float" office:value="4971.30376868082" calcext:value-type="float">
            <text:p>4971.30376868082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3951.33198643349" calcext:value-type="float">
            <text:p>3951.33198643349</text:p>
          </table:table-cell>
          <table:table-cell office:value-type="float" office:value="116938.369665164" calcext:value-type="float">
            <text:p>116938.369665164</text:p>
          </table:table-cell>
          <table:table-cell office:value-type="float" office:value="30511.839205855" calcext:value-type="float">
            <text:p>30511.839205855</text:p>
          </table:table-cell>
          <table:table-cell table:style-name="Default" office:value-type="float" office:value="3345.78381602009" calcext:value-type="float">
            <text:p>3345.78381602009</text:p>
          </table:table-cell>
          <table:table-cell office:value-type="float" office:value="46287.8627988483" calcext:value-type="float">
            <text:p>46287.8627988483</text:p>
          </table:table-cell>
          <table:table-cell office:value-type="float" office:value="164837.370787056" calcext:value-type="float">
            <text:p>164837.370787056</text:p>
          </table:table-cell>
          <table:table-cell office:value-type="float" office:value="447044.929310699" calcext:value-type="float">
            <text:p>447044.929310699</text:p>
          </table:table-cell>
          <table:table-cell office:value-type="float" office:value="35746.2417600815" calcext:value-type="float">
            <text:p>35746.2417600815</text:p>
          </table:table-cell>
          <table:table-cell office:value-type="float" office:value="34892.0226678734" calcext:value-type="float">
            <text:p>34892.0226678734</text:p>
          </table:table-cell>
          <table:table-cell table:style-name="Default" office:value-type="float" office:value="75615.9016383252" calcext:value-type="float">
            <text:p>75615.9016383252</text:p>
          </table:table-cell>
          <table:table-cell office:value-type="float" office:value="165330.635747109" calcext:value-type="float">
            <text:p>165330.635747109</text:p>
          </table:table-cell>
          <table:table-cell office:value-type="float" office:value="108906.05399591" calcext:value-type="float">
            <text:p>108906.05399591</text:p>
          </table:table-cell>
          <table:table-cell table:style-name="Default" office:value-type="float" office:value="66352.5240972893" calcext:value-type="float">
            <text:p>66352.5240972893</text:p>
          </table:table-cell>
          <table:table-cell office:value-type="float" office:value="75967.92575863" calcext:value-type="float">
            <text:p>75967.92575863</text:p>
          </table:table-cell>
          <table:table-cell office:value-type="float" office:value="366970.552448062" calcext:value-type="float">
            <text:p>366970.552448062</text:p>
          </table:table-cell>
          <table:table-cell office:value-type="float" office:value="41909.2969633024" calcext:value-type="float">
            <text:p>41909.2969633024</text:p>
          </table:table-cell>
          <table:table-cell office:value-type="float" office:value="161561.299410103" calcext:value-type="float">
            <text:p>161561.299410103</text:p>
          </table:table-cell>
          <table:table-cell office:value-type="float" office:value="4921.71909974745" calcext:value-type="float">
            <text:p>4921.71909974745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3990.63459901929" calcext:value-type="float">
            <text:p>3990.63459901929</text:p>
          </table:table-cell>
          <table:table-cell office:value-type="float" office:value="117236.777171442" calcext:value-type="float">
            <text:p>117236.777171442</text:p>
          </table:table-cell>
          <table:table-cell office:value-type="float" office:value="30530.6915593798" calcext:value-type="float">
            <text:p>30530.6915593798</text:p>
          </table:table-cell>
          <table:table-cell table:style-name="Default" office:value-type="float" office:value="3277.80806661034" calcext:value-type="float">
            <text:p>3277.80806661034</text:p>
          </table:table-cell>
          <table:table-cell office:value-type="float" office:value="47811.2200398616" calcext:value-type="float">
            <text:p>47811.2200398616</text:p>
          </table:table-cell>
          <table:table-cell office:value-type="float" office:value="157983.005729175" calcext:value-type="float">
            <text:p>157983.005729175</text:p>
          </table:table-cell>
          <table:table-cell office:value-type="float" office:value="445784.526754775" calcext:value-type="float">
            <text:p>445784.526754775</text:p>
          </table:table-cell>
          <table:table-cell office:value-type="float" office:value="36721.9777766884" calcext:value-type="float">
            <text:p>36721.9777766884</text:p>
          </table:table-cell>
          <table:table-cell office:value-type="float" office:value="34727.2487127118" calcext:value-type="float">
            <text:p>34727.2487127118</text:p>
          </table:table-cell>
          <table:table-cell table:style-name="Default" office:value-type="float" office:value="75410.2460232374" calcext:value-type="float">
            <text:p>75410.2460232374</text:p>
          </table:table-cell>
          <table:table-cell office:value-type="float" office:value="164714.072310329" calcext:value-type="float">
            <text:p>164714.072310329</text:p>
          </table:table-cell>
          <table:table-cell office:value-type="float" office:value="107023.669767776" calcext:value-type="float">
            <text:p>107023.669767776</text:p>
          </table:table-cell>
          <table:table-cell table:style-name="Default" office:value-type="float" office:value="66408.7074508824" calcext:value-type="float">
            <text:p>66408.7074508824</text:p>
          </table:table-cell>
          <table:table-cell office:value-type="float" office:value="78799.9780784978" calcext:value-type="float">
            <text:p>78799.9780784978</text:p>
          </table:table-cell>
          <table:table-cell office:value-type="float" office:value="355195.876244522" calcext:value-type="float">
            <text:p>355195.876244522</text:p>
          </table:table-cell>
          <table:table-cell office:value-type="float" office:value="41132.6516919675" calcext:value-type="float">
            <text:p>41132.6516919675</text:p>
          </table:table-cell>
          <table:table-cell office:value-type="float" office:value="161034.679718468" calcext:value-type="float">
            <text:p>161034.679718468</text:p>
          </table:table-cell>
          <table:table-cell office:value-type="float" office:value="4968.83000412473" calcext:value-type="float">
            <text:p>4968.8300041247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4016.4446209867" calcext:value-type="float">
            <text:p>4016.4446209867</text:p>
          </table:table-cell>
          <table:table-cell office:value-type="float" office:value="117744.843560423" calcext:value-type="float">
            <text:p>117744.843560423</text:p>
          </table:table-cell>
          <table:table-cell office:value-type="float" office:value="31793.1410334237" calcext:value-type="float">
            <text:p>31793.1410334237</text:p>
          </table:table-cell>
          <table:table-cell table:style-name="Default" office:value-type="float" office:value="3415.88008250962" calcext:value-type="float">
            <text:p>3415.88008250962</text:p>
          </table:table-cell>
          <table:table-cell office:value-type="float" office:value="47854.747347541" calcext:value-type="float">
            <text:p>47854.747347541</text:p>
          </table:table-cell>
          <table:table-cell office:value-type="float" office:value="163965.456560141" calcext:value-type="float">
            <text:p>163965.456560141</text:p>
          </table:table-cell>
          <table:table-cell office:value-type="float" office:value="440435.116543405" calcext:value-type="float">
            <text:p>440435.116543405</text:p>
          </table:table-cell>
          <table:table-cell office:value-type="float" office:value="36842.9421102432" calcext:value-type="float">
            <text:p>36842.9421102432</text:p>
          </table:table-cell>
          <table:table-cell office:value-type="float" office:value="34604.7050264931" calcext:value-type="float">
            <text:p>34604.7050264931</text:p>
          </table:table-cell>
          <table:table-cell table:style-name="Default" office:value-type="float" office:value="78419.2919171446" calcext:value-type="float">
            <text:p>78419.2919171446</text:p>
          </table:table-cell>
          <table:table-cell office:value-type="float" office:value="164745.40629209" calcext:value-type="float">
            <text:p>164745.40629209</text:p>
          </table:table-cell>
          <table:table-cell office:value-type="float" office:value="96041.2135122094" calcext:value-type="float">
            <text:p>96041.2135122094</text:p>
          </table:table-cell>
          <table:table-cell table:style-name="Default" office:value-type="float" office:value="66701.9667755907" calcext:value-type="float">
            <text:p>66701.9667755907</text:p>
          </table:table-cell>
          <table:table-cell office:value-type="float" office:value="81123.7565628916" calcext:value-type="float">
            <text:p>81123.7565628916</text:p>
          </table:table-cell>
          <table:table-cell office:value-type="float" office:value="364918.898292282" calcext:value-type="float">
            <text:p>364918.898292282</text:p>
          </table:table-cell>
          <table:table-cell office:value-type="float" office:value="40679.1040145524" calcext:value-type="float">
            <text:p>40679.1040145524</text:p>
          </table:table-cell>
          <table:table-cell office:value-type="float" office:value="162315.40302906" calcext:value-type="float">
            <text:p>162315.40302906</text:p>
          </table:table-cell>
          <table:table-cell office:value-type="float" office:value="4828.49141886059" calcext:value-type="float">
            <text:p>4828.4914188605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4067.10893576708" calcext:value-type="float">
            <text:p>4067.10893576708</text:p>
          </table:table-cell>
          <table:table-cell office:value-type="float" office:value="120494.301663786" calcext:value-type="float">
            <text:p>120494.301663786</text:p>
          </table:table-cell>
          <table:table-cell office:value-type="float" office:value="32646.6472190418" calcext:value-type="float">
            <text:p>32646.6472190418</text:p>
          </table:table-cell>
          <table:table-cell table:style-name="Default" office:value-type="float" office:value="3551.84061237518" calcext:value-type="float">
            <text:p>3551.84061237518</text:p>
          </table:table-cell>
          <table:table-cell office:value-type="float" office:value="49359.7626908952" calcext:value-type="float">
            <text:p>49359.7626908952</text:p>
          </table:table-cell>
          <table:table-cell office:value-type="float" office:value="163531.79788637" calcext:value-type="float">
            <text:p>163531.79788637</text:p>
          </table:table-cell>
          <table:table-cell office:value-type="float" office:value="447237.646582807" calcext:value-type="float">
            <text:p>447237.646582807</text:p>
          </table:table-cell>
          <table:table-cell office:value-type="float" office:value="35823.1345022049" calcext:value-type="float">
            <text:p>35823.1345022049</text:p>
          </table:table-cell>
          <table:table-cell office:value-type="float" office:value="33339.929510174" calcext:value-type="float">
            <text:p>33339.929510174</text:p>
          </table:table-cell>
          <table:table-cell table:style-name="Default" office:value-type="float" office:value="80773.0019963784" calcext:value-type="float">
            <text:p>80773.0019963784</text:p>
          </table:table-cell>
          <table:table-cell office:value-type="float" office:value="167562.301544844" calcext:value-type="float">
            <text:p>167562.301544844</text:p>
          </table:table-cell>
          <table:table-cell office:value-type="float" office:value="96212.6616676982" calcext:value-type="float">
            <text:p>96212.6616676982</text:p>
          </table:table-cell>
          <table:table-cell table:style-name="Default" office:value-type="float" office:value="67989.0391573891" calcext:value-type="float">
            <text:p>67989.0391573891</text:p>
          </table:table-cell>
          <table:table-cell office:value-type="float" office:value="78788.8654900309" calcext:value-type="float">
            <text:p>78788.8654900309</text:p>
          </table:table-cell>
          <table:table-cell office:value-type="float" office:value="365476.207482026" calcext:value-type="float">
            <text:p>365476.207482026</text:p>
          </table:table-cell>
          <table:table-cell office:value-type="float" office:value="42603.3767200363" calcext:value-type="float">
            <text:p>42603.3767200363</text:p>
          </table:table-cell>
          <table:table-cell office:value-type="float" office:value="179225.536868069" calcext:value-type="float">
            <text:p>179225.536868069</text:p>
          </table:table-cell>
          <table:table-cell office:value-type="float" office:value="4895.10123312333" calcext:value-type="float">
            <text:p>4895.1012331233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3907.10927900939" calcext:value-type="float">
            <text:p>3907.10927900939</text:p>
          </table:table-cell>
          <table:table-cell office:value-type="float" office:value="120027.041567718" calcext:value-type="float">
            <text:p>120027.041567718</text:p>
          </table:table-cell>
          <table:table-cell office:value-type="float" office:value="36072.2977524622" calcext:value-type="float">
            <text:p>36072.2977524622</text:p>
          </table:table-cell>
          <table:table-cell table:style-name="Default" office:value-type="float" office:value="3749.76653936387" calcext:value-type="float">
            <text:p>3749.76653936387</text:p>
          </table:table-cell>
          <table:table-cell office:value-type="float" office:value="49576.2377238135" calcext:value-type="float">
            <text:p>49576.2377238135</text:p>
          </table:table-cell>
          <table:table-cell office:value-type="float" office:value="170342.236331372" calcext:value-type="float">
            <text:p>170342.236331372</text:p>
          </table:table-cell>
          <table:table-cell office:value-type="float" office:value="469424.129334794" calcext:value-type="float">
            <text:p>469424.129334794</text:p>
          </table:table-cell>
          <table:table-cell office:value-type="float" office:value="36930.5279169564" calcext:value-type="float">
            <text:p>36930.5279169564</text:p>
          </table:table-cell>
          <table:table-cell office:value-type="float" office:value="34794.3527060444" calcext:value-type="float">
            <text:p>34794.3527060444</text:p>
          </table:table-cell>
          <table:table-cell table:style-name="Default" office:value-type="float" office:value="82628.1636000879" calcext:value-type="float">
            <text:p>82628.1636000879</text:p>
          </table:table-cell>
          <table:table-cell office:value-type="float" office:value="161639.999243614" calcext:value-type="float">
            <text:p>161639.999243614</text:p>
          </table:table-cell>
          <table:table-cell office:value-type="float" office:value="98174.8254462034" calcext:value-type="float">
            <text:p>98174.8254462034</text:p>
          </table:table-cell>
          <table:table-cell table:style-name="Default" office:value-type="float" office:value="68754.0355780888" calcext:value-type="float">
            <text:p>68754.0355780888</text:p>
          </table:table-cell>
          <table:table-cell office:value-type="float" office:value="81182.6657122353" calcext:value-type="float">
            <text:p>81182.6657122353</text:p>
          </table:table-cell>
          <table:table-cell office:value-type="float" office:value="382018.164725567" calcext:value-type="float">
            <text:p>382018.164725567</text:p>
          </table:table-cell>
          <table:table-cell office:value-type="float" office:value="42520.2567513159" calcext:value-type="float">
            <text:p>42520.2567513159</text:p>
          </table:table-cell>
          <table:table-cell office:value-type="float" office:value="186099.211644767" calcext:value-type="float">
            <text:p>186099.211644767</text:p>
          </table:table-cell>
          <table:table-cell office:value-type="float" office:value="4984.34258173529" calcext:value-type="float">
            <text:p>4984.3425817352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2942.26643863225" calcext:value-type="float">
            <text:p>2942.26643863225</text:p>
          </table:table-cell>
          <table:table-cell office:value-type="float" office:value="52563.8944775536" calcext:value-type="float">
            <text:p>52563.8944775536</text:p>
          </table:table-cell>
          <table:table-cell office:value-type="float" office:value="16444.0449246009" calcext:value-type="float">
            <text:p>16444.0449246009</text:p>
          </table:table-cell>
          <table:table-cell table:style-name="Default" office:value-type="float" office:value="2688.02683954854" calcext:value-type="float">
            <text:p>2688.02683954854</text:p>
          </table:table-cell>
          <table:table-cell office:value-type="float" office:value="42416.0736640047" calcext:value-type="float">
            <text:p>42416.0736640047</text:p>
          </table:table-cell>
          <table:table-cell office:value-type="float" office:value="144691.929965272" calcext:value-type="float">
            <text:p>144691.929965272</text:p>
          </table:table-cell>
          <table:table-cell office:value-type="float" office:value="234993.110897425" calcext:value-type="float">
            <text:p>234993.110897425</text:p>
          </table:table-cell>
          <table:table-cell office:value-type="float" office:value="31839.3446525453" calcext:value-type="float">
            <text:p>31839.3446525453</text:p>
          </table:table-cell>
          <table:table-cell office:value-type="float" office:value="31590.0618415363" calcext:value-type="float">
            <text:p>31590.0618415363</text:p>
          </table:table-cell>
          <table:table-cell table:style-name="Default" office:value-type="float" office:value="49215.9412847528" calcext:value-type="float">
            <text:p>49215.9412847528</text:p>
          </table:table-cell>
          <table:table-cell office:value-type="float" office:value="76631.0833841478" calcext:value-type="float">
            <text:p>76631.0833841478</text:p>
          </table:table-cell>
          <table:table-cell office:value-type="float" office:value="90143.1670161269" calcext:value-type="float">
            <text:p>90143.1670161269</text:p>
          </table:table-cell>
          <table:table-cell table:style-name="Default" office:value-type="float" office:value="57789.4864816633" calcext:value-type="float">
            <text:p>57789.4864816633</text:p>
          </table:table-cell>
          <table:table-cell office:value-type="float" office:value="56484.9240003371" calcext:value-type="float">
            <text:p>56484.9240003371</text:p>
          </table:table-cell>
          <table:table-cell office:value-type="float" office:value="157911.081657328" calcext:value-type="float">
            <text:p>157911.081657328</text:p>
          </table:table-cell>
          <table:table-cell office:value-type="float" office:value="21321.6646811777" calcext:value-type="float">
            <text:p>21321.6646811777</text:p>
          </table:table-cell>
          <table:table-cell office:value-type="float" office:value="133853.253643116" calcext:value-type="float">
            <text:p>133853.253643116</text:p>
          </table:table-cell>
          <table:table-cell office:value-type="float" office:value="4195.77142258409" calcext:value-type="float">
            <text:p>4195.7714225840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2980.29200632818" calcext:value-type="float">
            <text:p>2980.29200632818</text:p>
          </table:table-cell>
          <table:table-cell office:value-type="float" office:value="52965.5814409598" calcext:value-type="float">
            <text:p>52965.5814409598</text:p>
          </table:table-cell>
          <table:table-cell office:value-type="float" office:value="16235.2348807417" calcext:value-type="float">
            <text:p>16235.2348807417</text:p>
          </table:table-cell>
          <table:table-cell table:style-name="Default" office:value-type="float" office:value="2669.71550052505" calcext:value-type="float">
            <text:p>2669.71550052505</text:p>
          </table:table-cell>
          <table:table-cell office:value-type="float" office:value="42210.93798709" calcext:value-type="float">
            <text:p>42210.93798709</text:p>
          </table:table-cell>
          <table:table-cell office:value-type="float" office:value="143840.333410587" calcext:value-type="float">
            <text:p>143840.333410587</text:p>
          </table:table-cell>
          <table:table-cell office:value-type="float" office:value="223116.004550122" calcext:value-type="float">
            <text:p>223116.004550122</text:p>
          </table:table-cell>
          <table:table-cell office:value-type="float" office:value="31125.4940664366" calcext:value-type="float">
            <text:p>31125.4940664366</text:p>
          </table:table-cell>
          <table:table-cell office:value-type="float" office:value="30735.8354410364" calcext:value-type="float">
            <text:p>30735.8354410364</text:p>
          </table:table-cell>
          <table:table-cell table:style-name="Default" office:value-type="float" office:value="49669.6260841157" calcext:value-type="float">
            <text:p>49669.6260841157</text:p>
          </table:table-cell>
          <table:table-cell office:value-type="float" office:value="77012.8645253712" calcext:value-type="float">
            <text:p>77012.8645253712</text:p>
          </table:table-cell>
          <table:table-cell office:value-type="float" office:value="88360.3363587806" calcext:value-type="float">
            <text:p>88360.3363587806</text:p>
          </table:table-cell>
          <table:table-cell table:style-name="Default" office:value-type="float" office:value="54074.2537626396" calcext:value-type="float">
            <text:p>54074.2537626396</text:p>
          </table:table-cell>
          <table:table-cell office:value-type="float" office:value="55764.3505489056" calcext:value-type="float">
            <text:p>55764.3505489056</text:p>
          </table:table-cell>
          <table:table-cell office:value-type="float" office:value="162204.659008109" calcext:value-type="float">
            <text:p>162204.659008109</text:p>
          </table:table-cell>
          <table:table-cell office:value-type="float" office:value="21004.4116233633" calcext:value-type="float">
            <text:p>21004.4116233633</text:p>
          </table:table-cell>
          <table:table-cell office:value-type="float" office:value="139286.183898912" calcext:value-type="float">
            <text:p>139286.183898912</text:p>
          </table:table-cell>
          <table:table-cell office:value-type="float" office:value="4227.91478425657" calcext:value-type="float">
            <text:p>4227.9147842565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2952.61545188067" calcext:value-type="float">
            <text:p>2952.61545188067</text:p>
          </table:table-cell>
          <table:table-cell office:value-type="float" office:value="51257.7618814872" calcext:value-type="float">
            <text:p>51257.7618814872</text:p>
          </table:table-cell>
          <table:table-cell office:value-type="float" office:value="15531.9733338515" calcext:value-type="float">
            <text:p>15531.9733338515</text:p>
          </table:table-cell>
          <table:table-cell table:style-name="Default" office:value-type="float" office:value="2626.62797680014" calcext:value-type="float">
            <text:p>2626.62797680014</text:p>
          </table:table-cell>
          <table:table-cell office:value-type="float" office:value="41866.2721230273" calcext:value-type="float">
            <text:p>41866.2721230273</text:p>
          </table:table-cell>
          <table:table-cell office:value-type="float" office:value="141512.502851828" calcext:value-type="float">
            <text:p>141512.502851828</text:p>
          </table:table-cell>
          <table:table-cell office:value-type="float" office:value="219143.062319125" calcext:value-type="float">
            <text:p>219143.062319125</text:p>
          </table:table-cell>
          <table:table-cell office:value-type="float" office:value="31171.9511479554" calcext:value-type="float">
            <text:p>31171.9511479554</text:p>
          </table:table-cell>
          <table:table-cell office:value-type="float" office:value="31447.6138407928" calcext:value-type="float">
            <text:p>31447.6138407928</text:p>
          </table:table-cell>
          <table:table-cell table:style-name="Default" office:value-type="float" office:value="48707.4311331561" calcext:value-type="float">
            <text:p>48707.4311331561</text:p>
          </table:table-cell>
          <table:table-cell office:value-type="float" office:value="75938.3960950931" calcext:value-type="float">
            <text:p>75938.3960950931</text:p>
          </table:table-cell>
          <table:table-cell office:value-type="float" office:value="83610.3833695779" calcext:value-type="float">
            <text:p>83610.3833695779</text:p>
          </table:table-cell>
          <table:table-cell table:style-name="Default" office:value-type="float" office:value="54924.3263297084" calcext:value-type="float">
            <text:p>54924.3263297084</text:p>
          </table:table-cell>
          <table:table-cell office:value-type="float" office:value="54165.3603626592" calcext:value-type="float">
            <text:p>54165.3603626592</text:p>
          </table:table-cell>
          <table:table-cell office:value-type="float" office:value="149877.791564286" calcext:value-type="float">
            <text:p>149877.791564286</text:p>
          </table:table-cell>
          <table:table-cell office:value-type="float" office:value="20595.6367243598" calcext:value-type="float">
            <text:p>20595.6367243598</text:p>
          </table:table-cell>
          <table:table-cell office:value-type="float" office:value="136517.442647933" calcext:value-type="float">
            <text:p>136517.442647933</text:p>
          </table:table-cell>
          <table:table-cell office:value-type="float" office:value="4191.25757489721" calcext:value-type="float">
            <text:p>4191.25757489721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3206.78832713417" calcext:value-type="float">
            <text:p>3206.78832713417</text:p>
          </table:table-cell>
          <table:table-cell office:value-type="float" office:value="58860.7690212761" calcext:value-type="float">
            <text:p>58860.7690212761</text:p>
          </table:table-cell>
          <table:table-cell office:value-type="float" office:value="16622.3335445949" calcext:value-type="float">
            <text:p>16622.3335445949</text:p>
          </table:table-cell>
          <table:table-cell table:style-name="Default" office:value-type="float" office:value="2895.39248720313" calcext:value-type="float">
            <text:p>2895.39248720313</text:p>
          </table:table-cell>
          <table:table-cell office:value-type="float" office:value="43476.1665229007" calcext:value-type="float">
            <text:p>43476.1665229007</text:p>
          </table:table-cell>
          <table:table-cell office:value-type="float" office:value="145388.9591896" calcext:value-type="float">
            <text:p>145388.9591896</text:p>
          </table:table-cell>
          <table:table-cell office:value-type="float" office:value="256881.876445932" calcext:value-type="float">
            <text:p>256881.876445932</text:p>
          </table:table-cell>
          <table:table-cell office:value-type="float" office:value="32077.4929175846" calcext:value-type="float">
            <text:p>32077.4929175846</text:p>
          </table:table-cell>
          <table:table-cell office:value-type="float" office:value="32211.5466918879" calcext:value-type="float">
            <text:p>32211.5466918879</text:p>
          </table:table-cell>
          <table:table-cell table:style-name="Default" office:value-type="float" office:value="52916.4805785291" calcext:value-type="float">
            <text:p>52916.4805785291</text:p>
          </table:table-cell>
          <table:table-cell office:value-type="float" office:value="84461.1865716985" calcext:value-type="float">
            <text:p>84461.1865716985</text:p>
          </table:table-cell>
          <table:table-cell office:value-type="float" office:value="87254.9840419157" calcext:value-type="float">
            <text:p>87254.9840419157</text:p>
          </table:table-cell>
          <table:table-cell table:style-name="Default" office:value-type="float" office:value="57128.0649353454" calcext:value-type="float">
            <text:p>57128.0649353454</text:p>
          </table:table-cell>
          <table:table-cell office:value-type="float" office:value="61116.6445046061" calcext:value-type="float">
            <text:p>61116.6445046061</text:p>
          </table:table-cell>
          <table:table-cell office:value-type="float" office:value="179560.392579449" calcext:value-type="float">
            <text:p>179560.392579449</text:p>
          </table:table-cell>
          <table:table-cell office:value-type="float" office:value="23352.3963120191" calcext:value-type="float">
            <text:p>23352.3963120191</text:p>
          </table:table-cell>
          <table:table-cell office:value-type="float" office:value="149536.68461023" calcext:value-type="float">
            <text:p>149536.68461023</text:p>
          </table:table-cell>
          <table:table-cell office:value-type="float" office:value="4410.24087843" calcext:value-type="float">
            <text:p>4410.2408784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3155.71059869281" calcext:value-type="float">
            <text:p>3155.71059869281</text:p>
          </table:table-cell>
          <table:table-cell office:value-type="float" office:value="61625.4419589851" calcext:value-type="float">
            <text:p>61625.4419589851</text:p>
          </table:table-cell>
          <table:table-cell office:value-type="float" office:value="17184.4978206503" calcext:value-type="float">
            <text:p>17184.4978206503</text:p>
          </table:table-cell>
          <table:table-cell table:style-name="Default" office:value-type="float" office:value="2890.14200427233" calcext:value-type="float">
            <text:p>2890.14200427233</text:p>
          </table:table-cell>
          <table:table-cell office:value-type="float" office:value="42722.9931599616" calcext:value-type="float">
            <text:p>42722.9931599616</text:p>
          </table:table-cell>
          <table:table-cell office:value-type="float" office:value="148089.597938856" calcext:value-type="float">
            <text:p>148089.597938856</text:p>
          </table:table-cell>
          <table:table-cell office:value-type="float" office:value="252275.53532305" calcext:value-type="float">
            <text:p>252275.53532305</text:p>
          </table:table-cell>
          <table:table-cell office:value-type="float" office:value="32374.0113257369" calcext:value-type="float">
            <text:p>32374.0113257369</text:p>
          </table:table-cell>
          <table:table-cell office:value-type="float" office:value="31966.3057174253" calcext:value-type="float">
            <text:p>31966.3057174253</text:p>
          </table:table-cell>
          <table:table-cell table:style-name="Default" office:value-type="float" office:value="53271.1078428115" calcext:value-type="float">
            <text:p>53271.1078428115</text:p>
          </table:table-cell>
          <table:table-cell office:value-type="float" office:value="86209.4944977428" calcext:value-type="float">
            <text:p>86209.4944977428</text:p>
          </table:table-cell>
          <table:table-cell office:value-type="float" office:value="90866.5598226554" calcext:value-type="float">
            <text:p>90866.5598226554</text:p>
          </table:table-cell>
          <table:table-cell table:style-name="Default" office:value-type="float" office:value="56254.5999757193" calcext:value-type="float">
            <text:p>56254.5999757193</text:p>
          </table:table-cell>
          <table:table-cell office:value-type="float" office:value="59394.9770483934" calcext:value-type="float">
            <text:p>59394.9770483934</text:p>
          </table:table-cell>
          <table:table-cell office:value-type="float" office:value="170136.735556214" calcext:value-type="float">
            <text:p>170136.735556214</text:p>
          </table:table-cell>
          <table:table-cell office:value-type="float" office:value="23380.6778893329" calcext:value-type="float">
            <text:p>23380.6778893329</text:p>
          </table:table-cell>
          <table:table-cell office:value-type="float" office:value="142477.778388115" calcext:value-type="float">
            <text:p>142477.778388115</text:p>
          </table:table-cell>
          <table:table-cell office:value-type="float" office:value="4241.49651809735" calcext:value-type="float">
            <text:p>4241.4965180973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3146.49755568918" calcext:value-type="float">
            <text:p>3146.49755568918</text:p>
          </table:table-cell>
          <table:table-cell office:value-type="float" office:value="59671.9700914433" calcext:value-type="float">
            <text:p>59671.9700914433</text:p>
          </table:table-cell>
          <table:table-cell office:value-type="float" office:value="16023.6522542723" calcext:value-type="float">
            <text:p>16023.6522542723</text:p>
          </table:table-cell>
          <table:table-cell table:style-name="Default" office:value-type="float" office:value="2846.23677426215" calcext:value-type="float">
            <text:p>2846.23677426215</text:p>
          </table:table-cell>
          <table:table-cell office:value-type="float" office:value="42847.5023036748" calcext:value-type="float">
            <text:p>42847.5023036748</text:p>
          </table:table-cell>
          <table:table-cell office:value-type="float" office:value="147534.745444994" calcext:value-type="float">
            <text:p>147534.745444994</text:p>
          </table:table-cell>
          <table:table-cell office:value-type="float" office:value="252751.162079065" calcext:value-type="float">
            <text:p>252751.162079065</text:p>
          </table:table-cell>
          <table:table-cell office:value-type="float" office:value="31478.3381583914" calcext:value-type="float">
            <text:p>31478.3381583914</text:p>
          </table:table-cell>
          <table:table-cell office:value-type="float" office:value="31503.5401804505" calcext:value-type="float">
            <text:p>31503.5401804505</text:p>
          </table:table-cell>
          <table:table-cell table:style-name="Default" office:value-type="float" office:value="54318.2567885565" calcext:value-type="float">
            <text:p>54318.2567885565</text:p>
          </table:table-cell>
          <table:table-cell office:value-type="float" office:value="93627.8121538674" calcext:value-type="float">
            <text:p>93627.8121538674</text:p>
          </table:table-cell>
          <table:table-cell office:value-type="float" office:value="90229.644995273" calcext:value-type="float">
            <text:p>90229.644995273</text:p>
          </table:table-cell>
          <table:table-cell table:style-name="Default" office:value-type="float" office:value="56817.198387339" calcext:value-type="float">
            <text:p>56817.198387339</text:p>
          </table:table-cell>
          <table:table-cell office:value-type="float" office:value="61112.7016494983" calcext:value-type="float">
            <text:p>61112.7016494983</text:p>
          </table:table-cell>
          <table:table-cell office:value-type="float" office:value="189027.554639451" calcext:value-type="float">
            <text:p>189027.554639451</text:p>
          </table:table-cell>
          <table:table-cell office:value-type="float" office:value="24083.390105761" calcext:value-type="float">
            <text:p>24083.390105761</text:p>
          </table:table-cell>
          <table:table-cell office:value-type="float" office:value="143005.917282063" calcext:value-type="float">
            <text:p>143005.917282063</text:p>
          </table:table-cell>
          <table:table-cell office:value-type="float" office:value="4259.1815025549" calcext:value-type="float">
            <text:p>4259.1815025549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19:.U19])/22" office:value-type="float" office:value="0" calcext:value-type="float">
            <text:p>0</text:p>
          </table:covered-table-cell>
          <table:table-cell table:style-name="ce15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1"/>
          <table:covered-table-cell table:style-name="ce27"/>
          <table:covered-table-cell table:number-columns-repeated="5"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5" table:style-name="ce21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U20])/15" office:value-type="float" office:value="-0.782815679632258" calcext:value-type="float">
            <text:p>-0.782815679632258</text:p>
          </table:table-cell>
          <table:table-cell table:style-name="ce13" table:formula="of:=[.B20]*(-1)" office:value-type="percentage" office:value="0.782815679632258" calcext:value-type="percentage">
            <text:p>78.28%</text:p>
          </table:table-cell>
          <table:table-cell table:style-name="ce112"/>
          <table:table-cell table:style-name="ce112" table:formula="of:=([.E4]-[.E7])/[.E4]" office:value-type="float" office:value="-2.13011045359762" calcext:value-type="float">
            <text:p>-2.13011045359762</text:p>
          </table:table-cell>
          <table:table-cell table:style-name="ce112" table:formula="of:=([.F4]-[.F7])/[.F4]" office:value-type="float" office:value="-1.44157794382981" calcext:value-type="float">
            <text:p>-1.44157794382981</text:p>
          </table:table-cell>
          <table:table-cell table:style-name="ce112" table:formula="of:=([.G4]-[.G7])/[.G4]" office:value-type="float" office:value="-0.355669021659607" calcext:value-type="float">
            <text:p>-0.355669021659607</text:p>
          </table:table-cell>
          <table:table-cell table:style-name="ce112"/>
          <table:table-cell table:style-name="ce112" table:formula="of:=([.I4]-[.I7])/[.I4]" office:value-type="float" office:value="-0.188912923360756" calcext:value-type="float">
            <text:p>-0.188912923360756</text:p>
          </table:table-cell>
          <table:table-cell table:style-name="ce112" table:formula="of:=([.J4]-[.J7])/[.J4]" office:value-type="float" office:value="-1.34632508718854" calcext:value-type="float">
            <text:p>-1.34632508718854</text:p>
          </table:table-cell>
          <table:table-cell table:style-name="ce112" table:formula="of:=([.K4]-[.K7])/[.K4]" office:value-type="float" office:value="-0.127292717440207" calcext:value-type="float">
            <text:p>-0.127292717440207</text:p>
          </table:table-cell>
          <table:table-cell table:style-name="ce112" table:formula="of:=([.L4]-[.L7])/[.L4]" office:value-type="float" office:value="-0.127063475810959" calcext:value-type="float">
            <text:p>-0.127063475810959</text:p>
          </table:table-cell>
          <table:table-cell table:style-name="ce112" table:formula="of:=([.M4]-[.M7])/[.M4]" office:value-type="float" office:value="-0.715917056257243" calcext:value-type="float">
            <text:p>-0.715917056257243</text:p>
          </table:table-cell>
          <table:table-cell table:style-name="ce112"/>
          <table:table-cell table:style-name="ce112" table:formula="of:=([.O4]-[.O7])/[.O4]" office:value-type="float" office:value="-0.334288028391411" calcext:value-type="float">
            <text:p>-0.334288028391411</text:p>
          </table:table-cell>
          <table:table-cell table:style-name="ce112" table:formula="of:=([.P4]-[.P7])/[.P4]" office:value-type="float" office:value="-0.214523453713561" calcext:value-type="float">
            <text:p>-0.214523453713561</text:p>
          </table:table-cell>
          <table:table-cell table:style-name="ce112" table:formula="of:=([.Q4]-[.Q7])/[.Q4]" office:value-type="float" office:value="-0.51350204719393" calcext:value-type="float">
            <text:p>-0.51350204719393</text:p>
          </table:table-cell>
          <table:table-cell table:style-name="ce112" table:formula="of:=([.R4]-[.R7])/[.R4]" office:value-type="float" office:value="-2.20470459710705" calcext:value-type="float">
            <text:p>-2.20470459710705</text:p>
          </table:table-cell>
          <table:table-cell table:style-name="ce112" table:formula="of:=([.S4]-[.S7])/[.S4]" office:value-type="float" office:value="-1.59416635409808" calcext:value-type="float">
            <text:p>-1.59416635409808</text:p>
          </table:table-cell>
          <table:table-cell table:style-name="ce112" table:formula="of:=([.T4]-[.T7])/[.T4]" office:value-type="float" office:value="-0.236648733985067" calcext:value-type="float">
            <text:p>-0.236648733985067</text:p>
          </table:table-cell>
          <table:table-cell table:style-name="ce112" table:formula="of:=([.U4]-[.U7])/[.U4]" office:value-type="float" office:value="-0.211533300850036" calcext:value-type="float">
            <text:p>-0.211533300850036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U21])/15" office:value-type="float" office:value="-0.800739232357233" calcext:value-type="float">
            <text:p>-0.800739232357233</text:p>
          </table:table-cell>
          <table:table-cell table:style-name="ce13" table:formula="of:=[.B21]*(-1)" office:value-type="percentage" office:value="0.800739232357233" calcext:value-type="percentage">
            <text:p>80.07%</text:p>
          </table:table-cell>
          <table:table-cell table:style-name="ce112"/>
          <table:table-cell table:style-name="ce112" table:formula="of:=([.E4]-[.E8])/[.E4]" office:value-type="float" office:value="-2.14618964345425" calcext:value-type="float">
            <text:p>-2.14618964345425</text:p>
          </table:table-cell>
          <table:table-cell table:style-name="ce112" table:formula="of:=([.F4]-[.F8])/[.F4]" office:value-type="float" office:value="-1.50856902982509" calcext:value-type="float">
            <text:p>-1.50856902982509</text:p>
          </table:table-cell>
          <table:table-cell table:style-name="ce112" table:formula="of:=([.G4]-[.G8])/[.G4]" office:value-type="float" office:value="-0.333809142506915" calcext:value-type="float">
            <text:p>-0.333809142506915</text:p>
          </table:table-cell>
          <table:table-cell table:style-name="ce112"/>
          <table:table-cell table:style-name="ce112" table:formula="of:=([.I4]-[.I8])/[.I4]" office:value-type="float" office:value="-0.176610809679886" calcext:value-type="float">
            <text:p>-0.176610809679886</text:p>
          </table:table-cell>
          <table:table-cell table:style-name="ce112" table:formula="of:=([.J4]-[.J8])/[.J4]" office:value-type="float" office:value="-1.47700804074966" calcext:value-type="float">
            <text:p>-1.47700804074966</text:p>
          </table:table-cell>
          <table:table-cell table:style-name="ce112" table:formula="of:=([.K4]-[.K8])/[.K4]" office:value-type="float" office:value="-0.178796686781964" calcext:value-type="float">
            <text:p>-0.178796686781964</text:p>
          </table:table-cell>
          <table:table-cell table:style-name="ce112" table:formula="of:=([.L4]-[.L8])/[.L4]" office:value-type="float" office:value="-0.145934921721185" calcext:value-type="float">
            <text:p>-0.145934921721185</text:p>
          </table:table-cell>
          <table:table-cell table:style-name="ce112" table:formula="of:=([.M4]-[.M8])/[.M4]" office:value-type="float" office:value="-0.707874101042972" calcext:value-type="float">
            <text:p>-0.707874101042972</text:p>
          </table:table-cell>
          <table:table-cell table:style-name="ce112"/>
          <table:table-cell table:style-name="ce112" table:formula="of:=([.O4]-[.O8])/[.O4]" office:value-type="float" office:value="-0.346270865096388" calcext:value-type="float">
            <text:p>-0.346270865096388</text:p>
          </table:table-cell>
          <table:table-cell table:style-name="ce112" table:formula="of:=([.P4]-[.P8])/[.P4]" office:value-type="float" office:value="-0.237659295069735" calcext:value-type="float">
            <text:p>-0.237659295069735</text:p>
          </table:table-cell>
          <table:table-cell table:style-name="ce112" table:formula="of:=([.Q4]-[.Q8])/[.Q4]" office:value-type="float" office:value="-0.497549563567906" calcext:value-type="float">
            <text:p>-0.497549563567906</text:p>
          </table:table-cell>
          <table:table-cell table:style-name="ce112" table:formula="of:=([.R4]-[.R8])/[.R4]" office:value-type="float" office:value="-2.25407834491277" calcext:value-type="float">
            <text:p>-2.25407834491277</text:p>
          </table:table-cell>
          <table:table-cell table:style-name="ce112" table:formula="of:=([.S4]-[.S8])/[.S4]" office:value-type="float" office:value="-1.59130680227156" calcext:value-type="float">
            <text:p>-1.59130680227156</text:p>
          </table:table-cell>
          <table:table-cell table:style-name="ce112" table:formula="of:=([.T4]-[.T8])/[.T4]" office:value-type="float" office:value="-0.209981986685311" calcext:value-type="float">
            <text:p>-0.209981986685311</text:p>
          </table:table-cell>
          <table:table-cell table:style-name="ce112" table:formula="of:=([.U4]-[.U8])/[.U4]" office:value-type="float" office:value="-0.199449251992901" calcext:value-type="float">
            <text:p>-0.199449251992901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U22])/15" office:value-type="float" office:value="-0.789899320954306" calcext:value-type="float">
            <text:p>-0.789899320954306</text:p>
          </table:table-cell>
          <table:table-cell table:style-name="ce13" table:formula="of:=[.B22]*(-1)" office:value-type="percentage" office:value="0.789899320954306" calcext:value-type="percentage">
            <text:p>78.99%</text:p>
          </table:table-cell>
          <table:table-cell table:style-name="ce112"/>
          <table:table-cell table:style-name="ce112" table:formula="of:=([.E4]-[.E9])/[.E4]" office:value-type="float" office:value="-2.1542182025018" calcext:value-type="float">
            <text:p>-2.1542182025018</text:p>
          </table:table-cell>
          <table:table-cell table:style-name="ce112" table:formula="of:=([.F4]-[.F9])/[.F4]" office:value-type="float" office:value="-1.51011899965393" calcext:value-type="float">
            <text:p>-1.51011899965393</text:p>
          </table:table-cell>
          <table:table-cell table:style-name="ce112" table:formula="of:=([.G4]-[.G9])/[.G4]" office:value-type="float" office:value="-0.306710357583227" calcext:value-type="float">
            <text:p>-0.306710357583227</text:p>
          </table:table-cell>
          <table:table-cell table:style-name="ce112"/>
          <table:table-cell table:style-name="ce112" table:formula="of:=([.I4]-[.I9])/[.I4]" office:value-type="float" office:value="-0.127684282994299" calcext:value-type="float">
            <text:p>-0.127684282994299</text:p>
          </table:table-cell>
          <table:table-cell table:style-name="ce112" table:formula="of:=([.J4]-[.J9])/[.J4]" office:value-type="float" office:value="-1.47002434166058" calcext:value-type="float">
            <text:p>-1.47002434166058</text:p>
          </table:table-cell>
          <table:table-cell table:style-name="ce112" table:formula="of:=([.K4]-[.K9])/[.K4]" office:value-type="float" office:value="-0.210973338841496" calcext:value-type="float">
            <text:p>-0.210973338841496</text:p>
          </table:table-cell>
          <table:table-cell table:style-name="ce112" table:formula="of:=([.L4]-[.L9])/[.L4]" office:value-type="float" office:value="-0.140523363004538" calcext:value-type="float">
            <text:p>-0.140523363004538</text:p>
          </table:table-cell>
          <table:table-cell table:style-name="ce112" table:formula="of:=([.M4]-[.M9])/[.M4]" office:value-type="float" office:value="-0.703229127021205" calcext:value-type="float">
            <text:p>-0.703229127021205</text:p>
          </table:table-cell>
          <table:table-cell table:style-name="ce112"/>
          <table:table-cell table:style-name="ce112" table:formula="of:=([.O4]-[.O9])/[.O4]" office:value-type="float" office:value="-0.323001276765248" calcext:value-type="float">
            <text:p>-0.323001276765248</text:p>
          </table:table-cell>
          <table:table-cell table:style-name="ce112" table:formula="of:=([.P4]-[.P9])/[.P4]" office:value-type="float" office:value="-0.238707271024663" calcext:value-type="float">
            <text:p>-0.238707271024663</text:p>
          </table:table-cell>
          <table:table-cell table:style-name="ce112" table:formula="of:=([.Q4]-[.Q9])/[.Q4]" office:value-type="float" office:value="-0.553377581422372" calcext:value-type="float">
            <text:p>-0.553377581422372</text:p>
          </table:table-cell>
          <table:table-cell table:style-name="ce112" table:formula="of:=([.R4]-[.R9])/[.R4]" office:value-type="float" office:value="-2.14966746344913" calcext:value-type="float">
            <text:p>-2.14966746344913</text:p>
          </table:table-cell>
          <table:table-cell table:style-name="ce112" table:formula="of:=([.S4]-[.S9])/[.S4]" office:value-type="float" office:value="-1.54328580644516" calcext:value-type="float">
            <text:p>-1.54328580644516</text:p>
          </table:table-cell>
          <table:table-cell table:style-name="ce112" table:formula="of:=([.T4]-[.T9])/[.T4]" office:value-type="float" office:value="-0.206037970741897" calcext:value-type="float">
            <text:p>-0.206037970741897</text:p>
          </table:table-cell>
          <table:table-cell table:style-name="ce112" table:formula="of:=([.U4]-[.U9])/[.U4]" office:value-type="float" office:value="-0.210930431205046" calcext:value-type="float">
            <text:p>-0.21093043120504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U23])/15" office:value-type="float" office:value="-0.803404453536678" calcext:value-type="float">
            <text:p>-0.803404453536678</text:p>
          </table:table-cell>
          <table:table-cell table:style-name="ce13" table:formula="of:=[.B23]*(-1)" office:value-type="percentage" office:value="0.803404453536678" calcext:value-type="percentage">
            <text:p>80.34%</text:p>
          </table:table-cell>
          <table:table-cell table:style-name="ce112"/>
          <table:table-cell table:style-name="ce112" table:formula="of:=([.E4]-[.E10])/[.E4]" office:value-type="float" office:value="-2.16788756710622" calcext:value-type="float">
            <text:p>-2.16788756710622</text:p>
          </table:table-cell>
          <table:table-cell table:style-name="ce112" table:formula="of:=([.F4]-[.F10])/[.F4]" office:value-type="float" office:value="-1.61391286245384" calcext:value-type="float">
            <text:p>-1.61391286245384</text:p>
          </table:table-cell>
          <table:table-cell table:style-name="ce112" table:formula="of:=([.G4]-[.G10])/[.G4]" office:value-type="float" office:value="-0.361753279438796" calcext:value-type="float">
            <text:p>-0.361753279438796</text:p>
          </table:table-cell>
          <table:table-cell table:style-name="ce112"/>
          <table:table-cell table:style-name="ce112" table:formula="of:=([.I4]-[.I10])/[.I4]" office:value-type="float" office:value="-0.170387077163385" calcext:value-type="float">
            <text:p>-0.170387077163385</text:p>
          </table:table-cell>
          <table:table-cell table:style-name="ce112" table:formula="of:=([.J4]-[.J10])/[.J4]" office:value-type="float" office:value="-1.4403840723318" calcext:value-type="float">
            <text:p>-1.4403840723318</text:p>
          </table:table-cell>
          <table:table-cell table:style-name="ce112" table:formula="of:=([.K4]-[.K10])/[.K4]" office:value-type="float" office:value="-0.214962355549049" calcext:value-type="float">
            <text:p>-0.214962355549049</text:p>
          </table:table-cell>
          <table:table-cell table:style-name="ce112" table:formula="of:=([.L4]-[.L10])/[.L4]" office:value-type="float" office:value="-0.136498744231039" calcext:value-type="float">
            <text:p>-0.136498744231039</text:p>
          </table:table-cell>
          <table:table-cell table:style-name="ce112" table:formula="of:=([.M4]-[.M10])/[.M4]" office:value-type="float" office:value="-0.771191968694829" calcext:value-type="float">
            <text:p>-0.771191968694829</text:p>
          </table:table-cell>
          <table:table-cell table:style-name="ce112"/>
          <table:table-cell table:style-name="ce112" table:formula="of:=([.O4]-[.O10])/[.O4]" office:value-type="float" office:value="-0.187238751712048" calcext:value-type="float">
            <text:p>-0.187238751712048</text:p>
          </table:table-cell>
          <table:table-cell table:style-name="ce112" table:formula="of:=([.P4]-[.P10])/[.P4]" office:value-type="float" office:value="-0.244177373843342" calcext:value-type="float">
            <text:p>-0.244177373843342</text:p>
          </table:table-cell>
          <table:table-cell table:style-name="ce112" table:formula="of:=([.Q4]-[.Q10])/[.Q4]" office:value-type="float" office:value="-0.599186038351803" calcext:value-type="float">
            <text:p>-0.599186038351803</text:p>
          </table:table-cell>
          <table:table-cell table:style-name="ce112" table:formula="of:=([.R4]-[.R10])/[.R4]" office:value-type="float" office:value="-2.23588548634404" calcext:value-type="float">
            <text:p>-2.23588548634404</text:p>
          </table:table-cell>
          <table:table-cell table:style-name="ce112" table:formula="of:=([.S4]-[.S10])/[.S4]" office:value-type="float" office:value="-1.51524235864719" calcext:value-type="float">
            <text:p>-1.51524235864719</text:p>
          </table:table-cell>
          <table:table-cell table:style-name="ce112" table:formula="of:=([.T4]-[.T10])/[.T4]" office:value-type="float" office:value="-0.215629699339045" calcext:value-type="float">
            <text:p>-0.215629699339045</text:p>
          </table:table-cell>
          <table:table-cell table:style-name="ce112" table:formula="of:=([.U4]-[.U10])/[.U4]" office:value-type="float" office:value="-0.176729167843743" calcext:value-type="float">
            <text:p>-0.17672916784374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U24])/15" office:value-type="float" office:value="-0.833926848326768" calcext:value-type="float">
            <text:p>-0.833926848326768</text:p>
          </table:table-cell>
          <table:table-cell table:style-name="ce13" table:formula="of:=[.B24]*(-1)" office:value-type="percentage" office:value="0.833926848326768" calcext:value-type="percentage">
            <text:p>83.39%</text:p>
          </table:table-cell>
          <table:table-cell table:style-name="ce112"/>
          <table:table-cell table:style-name="ce112" table:formula="of:=([.E4]-[.E11])/[.E4]" office:value-type="float" office:value="-2.24186086290879" calcext:value-type="float">
            <text:p>-2.24186086290879</text:p>
          </table:table-cell>
          <table:table-cell table:style-name="ce112" table:formula="of:=([.F4]-[.F11])/[.F4]" office:value-type="float" office:value="-1.68408494121843" calcext:value-type="float">
            <text:p>-1.68408494121843</text:p>
          </table:table-cell>
          <table:table-cell table:style-name="ce112" table:formula="of:=([.G4]-[.G11])/[.G4]" office:value-type="float" office:value="-0.415954449546219" calcext:value-type="float">
            <text:p>-0.415954449546219</text:p>
          </table:table-cell>
          <table:table-cell table:style-name="ce112"/>
          <table:table-cell table:style-name="ce112" table:formula="of:=([.I4]-[.I11])/[.I4]" office:value-type="float" office:value="-0.167291617190722" calcext:value-type="float">
            <text:p>-0.167291617190722</text:p>
          </table:table-cell>
          <table:table-cell table:style-name="ce112" table:formula="of:=([.J4]-[.J11])/[.J4]" office:value-type="float" office:value="-1.47807585787788" calcext:value-type="float">
            <text:p>-1.47807585787788</text:p>
          </table:table-cell>
          <table:table-cell table:style-name="ce112" table:formula="of:=([.K4]-[.K11])/[.K4]" office:value-type="float" office:value="-0.181332363406684" calcext:value-type="float">
            <text:p>-0.181332363406684</text:p>
          </table:table-cell>
          <table:table-cell table:style-name="ce112" table:formula="of:=([.L4]-[.L11])/[.L4]" office:value-type="float" office:value="-0.0949605838875153" calcext:value-type="float">
            <text:p>-0.094960583887515</text:p>
          </table:table-cell>
          <table:table-cell table:style-name="ce112" table:formula="of:=([.M4]-[.M11])/[.M4]" office:value-type="float" office:value="-0.824353279987714" calcext:value-type="float">
            <text:p>-0.824353279987714</text:p>
          </table:table-cell>
          <table:table-cell table:style-name="ce112"/>
          <table:table-cell table:style-name="ce112" table:formula="of:=([.O4]-[.O11])/[.O4]" office:value-type="float" office:value="-0.189358153234187" calcext:value-type="float">
            <text:p>-0.189358153234187</text:p>
          </table:table-cell>
          <table:table-cell table:style-name="ce112" table:formula="of:=([.P4]-[.P11])/[.P4]" office:value-type="float" office:value="-0.268184856880833" calcext:value-type="float">
            <text:p>-0.268184856880833</text:p>
          </table:table-cell>
          <table:table-cell table:style-name="ce112" table:formula="of:=([.Q4]-[.Q11])/[.Q4]" office:value-type="float" office:value="-0.553158519866557" calcext:value-type="float">
            <text:p>-0.553158519866557</text:p>
          </table:table-cell>
          <table:table-cell table:style-name="ce112" table:formula="of:=([.R4]-[.R11])/[.R4]" office:value-type="float" office:value="-2.24082737542389" calcext:value-type="float">
            <text:p>-2.24082737542389</text:p>
          </table:table-cell>
          <table:table-cell table:style-name="ce112" table:formula="of:=([.S4]-[.S11])/[.S4]" office:value-type="float" office:value="-1.63422266403175" calcext:value-type="float">
            <text:p>-1.63422266403175</text:p>
          </table:table-cell>
          <table:table-cell table:style-name="ce112" table:formula="of:=([.T4]-[.T11])/[.T4]" office:value-type="float" office:value="-0.342274863820553" calcext:value-type="float">
            <text:p>-0.342274863820553</text:p>
          </table:table-cell>
          <table:table-cell table:style-name="ce112" table:formula="of:=([.U4]-[.U11])/[.U4]" office:value-type="float" office:value="-0.192962335619801" calcext:value-type="float">
            <text:p>-0.192962335619801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U25])/15" office:value-type="float" office:value="-0.8970064387873" calcext:value-type="float">
            <text:p>-0.8970064387873</text:p>
          </table:table-cell>
          <table:table-cell table:style-name="ce13" table:formula="of:=[.B25]*(-1)" office:value-type="percentage" office:value="0.8970064387873" calcext:value-type="percentage">
            <text:p>89.70%</text:p>
          </table:table-cell>
          <table:table-cell table:style-name="ce112"/>
          <table:table-cell table:style-name="ce112" table:formula="of:=([.E4]-[.E12])/[.E4]" office:value-type="float" office:value="-2.22928937863671" calcext:value-type="float">
            <text:p>-2.22928937863671</text:p>
          </table:table-cell>
          <table:table-cell table:style-name="ce112" table:formula="of:=([.F4]-[.F12])/[.F4]" office:value-type="float" office:value="-1.96572908522313" calcext:value-type="float">
            <text:p>-1.96572908522313</text:p>
          </table:table-cell>
          <table:table-cell table:style-name="ce112" table:formula="of:=([.G4]-[.G12])/[.G4]" office:value-type="float" office:value="-0.494858355319396" calcext:value-type="float">
            <text:p>-0.494858355319396</text:p>
          </table:table-cell>
          <table:table-cell table:style-name="ce112"/>
          <table:table-cell table:style-name="ce112" table:formula="of:=([.I4]-[.I12])/[.I4]" office:value-type="float" office:value="-0.215904595272013" calcext:value-type="float">
            <text:p>-0.215904595272013</text:p>
          </table:table-cell>
          <table:table-cell table:style-name="ce112" table:formula="of:=([.J4]-[.J12])/[.J4]" office:value-type="float" office:value="-1.60100778836049" calcext:value-type="float">
            <text:p>-1.60100778836049</text:p>
          </table:table-cell>
          <table:table-cell table:style-name="ce112" table:formula="of:=([.K4]-[.K12])/[.K4]" office:value-type="float" office:value="-0.217850655232568" calcext:value-type="float">
            <text:p>-0.217850655232568</text:p>
          </table:table-cell>
          <table:table-cell table:style-name="ce112" table:formula="of:=([.L4]-[.L12])/[.L4]" office:value-type="float" office:value="-0.142727213726484" calcext:value-type="float">
            <text:p>-0.142727213726484</text:p>
          </table:table-cell>
          <table:table-cell table:style-name="ce112" table:formula="of:=([.M4]-[.M12])/[.M4]" office:value-type="float" office:value="-0.866254287415746" calcext:value-type="float">
            <text:p>-0.866254287415746</text:p>
          </table:table-cell>
          <table:table-cell table:style-name="ce112"/>
          <table:table-cell table:style-name="ce112" table:formula="of:=([.O4]-[.O12])/[.O4]" office:value-type="float" office:value="-0.213613957485879" calcext:value-type="float">
            <text:p>-0.213613957485879</text:p>
          </table:table-cell>
          <table:table-cell table:style-name="ce112" table:formula="of:=([.P4]-[.P12])/[.P4]" office:value-type="float" office:value="-0.282454169821902" calcext:value-type="float">
            <text:p>-0.282454169821902</text:p>
          </table:table-cell>
          <table:table-cell table:style-name="ce112" table:formula="of:=([.Q4]-[.Q12])/[.Q4]" office:value-type="float" office:value="-0.600347309638453" calcext:value-type="float">
            <text:p>-0.600347309638453</text:p>
          </table:table-cell>
          <table:table-cell table:style-name="ce112" table:formula="of:=([.R4]-[.R12])/[.R4]" office:value-type="float" office:value="-2.38751169243403" calcext:value-type="float">
            <text:p>-2.38751169243403</text:p>
          </table:table-cell>
          <table:table-cell table:style-name="ce112" table:formula="of:=([.S4]-[.S12])/[.S4]" office:value-type="float" office:value="-1.62908324734007" calcext:value-type="float">
            <text:p>-1.62908324734007</text:p>
          </table:table-cell>
          <table:table-cell table:style-name="ce112" table:formula="of:=([.T4]-[.T12])/[.T4]" office:value-type="float" office:value="-0.393753916616644" calcext:value-type="float">
            <text:p>-0.393753916616644</text:p>
          </table:table-cell>
          <table:table-cell table:style-name="ce112" table:formula="of:=([.U4]-[.U12])/[.U4]" office:value-type="float" office:value="-0.214710929285975" calcext:value-type="float">
            <text:p>-0.21471092928597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U26])/15" office:value-type="float" office:value="-0.161403552370678" calcext:value-type="float">
            <text:p>-0.161403552370678</text:p>
          </table:table-cell>
          <table:table-cell table:style-name="ce13" table:formula="of:=[.B26]*(-1)" office:value-type="percentage" office:value="0.161403552370678" calcext:value-type="percentage">
            <text:p>16.14%</text:p>
          </table:table-cell>
          <table:table-cell table:style-name="ce112"/>
          <table:table-cell table:style-name="ce112" table:formula="of:=([.E4]-[.E13])/[.E4]" office:value-type="float" office:value="-0.41421486290968" calcext:value-type="float">
            <text:p>-0.41421486290968</text:p>
          </table:table-cell>
          <table:table-cell table:style-name="ce112" table:formula="of:=([.F4]-[.F13])/[.F4]" office:value-type="float" office:value="-0.351967724547732" calcext:value-type="float">
            <text:p>-0.351967724547732</text:p>
          </table:table-cell>
          <table:table-cell table:style-name="ce112" table:formula="of:=([.G4]-[.G13])/[.G4]" office:value-type="float" office:value="-0.0715918813184556" calcext:value-type="float">
            <text:p>-0.071591881318456</text:p>
          </table:table-cell>
          <table:table-cell table:style-name="ce112"/>
          <table:table-cell table:style-name="ce112" table:formula="of:=([.I4]-[.I13])/[.I4]" office:value-type="float" office:value="-0.0328124505851011" calcext:value-type="float">
            <text:p>-0.032812450585101</text:p>
          </table:table-cell>
          <table:table-cell table:style-name="ce112" table:formula="of:=([.J4]-[.J13])/[.J4]" office:value-type="float" office:value="-0.30206112864586" calcext:value-type="float">
            <text:p>-0.30206112864586</text:p>
          </table:table-cell>
          <table:table-cell table:style-name="ce112" table:formula="of:=([.K4]-[.K13])/[.K4]" office:value-type="float" office:value="-0.0499597198954297" calcext:value-type="float">
            <text:p>-0.04995971989543</text:p>
          </table:table-cell>
          <table:table-cell table:style-name="ce112" table:formula="of:=([.L4]-[.L13])/[.L4]" office:value-type="float" office:value="-0.037490872573557" calcext:value-type="float">
            <text:p>-0.037490872573557</text:p>
          </table:table-cell>
          <table:table-cell table:style-name="ce112" table:formula="of:=([.M4]-[.M13])/[.M4]" office:value-type="float" office:value="-0.111599936752967" calcext:value-type="float">
            <text:p>-0.111599936752967</text:p>
          </table:table-cell>
          <table:table-cell table:style-name="ce112"/>
          <table:table-cell table:style-name="ce112" table:formula="of:=([.O4]-[.O13])/[.O4]" office:value-type="float" office:value="-0.114328496796761" calcext:value-type="float">
            <text:p>-0.114328496796761</text:p>
          </table:table-cell>
          <table:table-cell table:style-name="ce112" table:formula="of:=([.P4]-[.P13])/[.P4]" office:value-type="float" office:value="-0.0779348046574062" calcext:value-type="float">
            <text:p>-0.077934804657406</text:p>
          </table:table-cell>
          <table:table-cell table:style-name="ce112" table:formula="of:=([.Q4]-[.Q13])/[.Q4]" office:value-type="float" office:value="-0.113482728930004" calcext:value-type="float">
            <text:p>-0.113482728930004</text:p>
          </table:table-cell>
          <table:table-cell table:style-name="ce112" table:formula="of:=([.R4]-[.R13])/[.R4]" office:value-type="float" office:value="-0.400262303923121" calcext:value-type="float">
            <text:p>-0.400262303923121</text:p>
          </table:table-cell>
          <table:table-cell table:style-name="ce112" table:formula="of:=([.S4]-[.S13])/[.S4]" office:value-type="float" office:value="-0.318346494155447" calcext:value-type="float">
            <text:p>-0.318346494155447</text:p>
          </table:table-cell>
          <table:table-cell table:style-name="ce112" table:formula="of:=([.T4]-[.T13])/[.T4]" office:value-type="float" office:value="-0.00246795710818596" calcext:value-type="float">
            <text:p>-0.002467957108186</text:p>
          </table:table-cell>
          <table:table-cell table:style-name="ce112" table:formula="of:=([.U4]-[.U13])/[.U4]" office:value-type="float" office:value="-0.0225319227604673" calcext:value-type="float">
            <text:p>-0.022531922760467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U27])/15" office:value-type="float" office:value="-0.150372867412142" calcext:value-type="float">
            <text:p>-0.150372867412142</text:p>
          </table:table-cell>
          <table:table-cell table:style-name="ce13" table:formula="of:=[.B27]*(-1)" office:value-type="percentage" office:value="0.150372867412142" calcext:value-type="percentage">
            <text:p>15.04%</text:p>
          </table:table-cell>
          <table:table-cell table:style-name="ce112"/>
          <table:table-cell table:style-name="ce112" table:formula="of:=([.E4]-[.E14])/[.E4]" office:value-type="float" office:value="-0.425022122903108" calcext:value-type="float">
            <text:p>-0.425022122903108</text:p>
          </table:table-cell>
          <table:table-cell table:style-name="ce112" table:formula="of:=([.F4]-[.F14])/[.F4]" office:value-type="float" office:value="-0.334800145575929" calcext:value-type="float">
            <text:p>-0.334800145575929</text:p>
          </table:table-cell>
          <table:table-cell table:style-name="ce112" table:formula="of:=([.G4]-[.G14])/[.G4]" office:value-type="float" office:value="-0.0642919980193247" calcext:value-type="float">
            <text:p>-0.064291998019325</text:p>
          </table:table-cell>
          <table:table-cell table:style-name="ce112"/>
          <table:table-cell table:style-name="ce112" table:formula="of:=([.I4]-[.I14])/[.I4]" office:value-type="float" office:value="-0.0267337458172153" calcext:value-type="float">
            <text:p>-0.026733745817215</text:p>
          </table:table-cell>
          <table:table-cell table:style-name="ce112" table:formula="of:=([.J4]-[.J14])/[.J4]" office:value-type="float" office:value="-0.236251886678906" calcext:value-type="float">
            <text:p>-0.236251886678906</text:p>
          </table:table-cell>
          <table:table-cell table:style-name="ce112" table:formula="of:=([.K4]-[.K14])/[.K4]" office:value-type="float" office:value="-0.0264192114579249" calcext:value-type="float">
            <text:p>-0.026419211457925</text:p>
          </table:table-cell>
          <table:table-cell table:style-name="ce112" table:formula="of:=([.L4]-[.L14])/[.L4]" office:value-type="float" office:value="-0.00943609705346712" calcext:value-type="float">
            <text:p>-0.009436097053467</text:p>
          </table:table-cell>
          <table:table-cell table:style-name="ce112" table:formula="of:=([.M4]-[.M14])/[.M4]" office:value-type="float" office:value="-0.121846941709343" calcext:value-type="float">
            <text:p>-0.121846941709343</text:p>
          </table:table-cell>
          <table:table-cell table:style-name="ce112"/>
          <table:table-cell table:style-name="ce112" table:formula="of:=([.O4]-[.O14])/[.O4]" office:value-type="float" office:value="-0.0922895661467164" calcext:value-type="float">
            <text:p>-0.092289566146716</text:p>
          </table:table-cell>
          <table:table-cell table:style-name="ce112" table:formula="of:=([.P4]-[.P14])/[.P4]" office:value-type="float" office:value="-0.00863537150690827" calcext:value-type="float">
            <text:p>-0.008635371506908</text:p>
          </table:table-cell>
          <table:table-cell table:style-name="ce112" table:formula="of:=([.Q4]-[.Q14])/[.Q4]" office:value-type="float" office:value="-0.0992781228816753" calcext:value-type="float">
            <text:p>-0.099278122881675</text:p>
          </table:table-cell>
          <table:table-cell table:style-name="ce112" table:formula="of:=([.R4]-[.R14])/[.R4]" office:value-type="float" office:value="-0.438335214640832" calcext:value-type="float">
            <text:p>-0.438335214640832</text:p>
          </table:table-cell>
          <table:table-cell table:style-name="ce112" table:formula="of:=([.S4]-[.S14])/[.S4]" office:value-type="float" office:value="-0.298730321460497" calcext:value-type="float">
            <text:p>-0.298730321460497</text:p>
          </table:table-cell>
          <table:table-cell table:style-name="ce112" table:formula="of:=([.T4]-[.T14])/[.T4]" office:value-type="float" office:value="-0.0431568335187686" calcext:value-type="float">
            <text:p>-0.043156833518769</text:p>
          </table:table-cell>
          <table:table-cell table:style-name="ce112" table:formula="of:=([.U4]-[.U14])/[.U4]" office:value-type="float" office:value="-0.0303654318115154" calcext:value-type="float">
            <text:p>-0.030365431811516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U28])/15" office:value-type="float" office:value="-0.124037361602612" calcext:value-type="float">
            <text:p>-0.124037361602612</text:p>
          </table:table-cell>
          <table:table-cell table:style-name="ce13" table:formula="of:=[.B28]*(-1)" office:value-type="percentage" office:value="0.124037361602612" calcext:value-type="percentage">
            <text:p>12.40%</text:p>
          </table:table-cell>
          <table:table-cell table:style-name="ce112"/>
          <table:table-cell table:style-name="ce112" table:formula="of:=([.E4]-[.E15])/[.E4]" office:value-type="float" office:value="-0.379073780829532" calcext:value-type="float">
            <text:p>-0.379073780829532</text:p>
          </table:table-cell>
          <table:table-cell table:style-name="ce112" table:formula="of:=([.F4]-[.F15])/[.F4]" office:value-type="float" office:value="-0.27698061773648" calcext:value-type="float">
            <text:p>-0.27698061773648</text:p>
          </table:table-cell>
          <table:table-cell table:style-name="ce112" table:formula="of:=([.G4]-[.G15])/[.G4]" office:value-type="float" office:value="-0.0471149966849612" calcext:value-type="float">
            <text:p>-0.047114996684961</text:p>
          </table:table-cell>
          <table:table-cell table:style-name="ce112"/>
          <table:table-cell table:style-name="ce112" table:formula="of:=([.I4]-[.I15])/[.I4]" office:value-type="float" office:value="-0.0101176678886441" calcext:value-type="float">
            <text:p>-0.010117667888644</text:p>
          </table:table-cell>
          <table:table-cell table:style-name="ce112" table:formula="of:=([.J4]-[.J15])/[.J4]" office:value-type="float" office:value="-0.214238417324077" calcext:value-type="float">
            <text:p>-0.214238417324077</text:p>
          </table:table-cell>
          <table:table-cell table:style-name="ce112" table:formula="of:=([.K4]-[.K15])/[.K4]" office:value-type="float" office:value="-0.0279512173717059" calcext:value-type="float">
            <text:p>-0.027951217371706</text:p>
          </table:table-cell>
          <table:table-cell table:style-name="ce112" table:formula="of:=([.L4]-[.L15])/[.L4]" office:value-type="float" office:value="-0.0328125499628232" calcext:value-type="float">
            <text:p>-0.032812549962823</text:p>
          </table:table-cell>
          <table:table-cell table:style-name="ce112" table:formula="of:=([.M4]-[.M15])/[.M4]" office:value-type="float" office:value="-0.100114636714051" calcext:value-type="float">
            <text:p>-0.100114636714051</text:p>
          </table:table-cell>
          <table:table-cell table:style-name="ce112"/>
          <table:table-cell table:style-name="ce112" table:formula="of:=([.O4]-[.O15])/[.O4]" office:value-type="float" office:value="-0.0335717714483492" calcext:value-type="float">
            <text:p>-0.033571771448349</text:p>
          </table:table-cell>
          <table:table-cell table:style-name="ce112" table:formula="of:=([.P4]-[.P15])/[.P4]" office:value-type="float" office:value="-0.0244915914236353" calcext:value-type="float">
            <text:p>-0.024491591423635</text:p>
          </table:table-cell>
          <table:table-cell table:style-name="ce112" table:formula="of:=([.Q4]-[.Q15])/[.Q4]" office:value-type="float" office:value="-0.0677573589322856" calcext:value-type="float">
            <text:p>-0.067757358932286</text:p>
          </table:table-cell>
          <table:table-cell table:style-name="ce112" table:formula="of:=([.R4]-[.R15])/[.R4]" office:value-type="float" office:value="-0.329027827053564" calcext:value-type="float">
            <text:p>-0.329027827053564</text:p>
          </table:table-cell>
          <table:table-cell table:style-name="ce112" table:formula="of:=([.S4]-[.S15])/[.S4]" office:value-type="float" office:value="-0.273455233278676" calcext:value-type="float">
            <text:p>-0.273455233278676</text:p>
          </table:table-cell>
          <table:table-cell table:style-name="ce112" table:formula="of:=([.T4]-[.T15])/[.T4]" office:value-type="float" office:value="-0.0224208834384637" calcext:value-type="float">
            <text:p>-0.022420883438464</text:p>
          </table:table-cell>
          <table:table-cell table:style-name="ce112" table:formula="of:=([.U4]-[.U15])/[.U4]" office:value-type="float" office:value="-0.0214318739519281" calcext:value-type="float">
            <text:p>-0.02143187395192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U29])/15" office:value-type="float" office:value="-0.2304281970035" calcext:value-type="float">
            <text:p>-0.2304281970035</text:p>
          </table:table-cell>
          <table:table-cell table:style-name="ce13" table:formula="of:=[.B29]*(-1)" office:value-type="percentage" office:value="0.2304281970035" calcext:value-type="percentage">
            <text:p>23.04%</text:p>
          </table:table-cell>
          <table:table-cell table:style-name="ce112"/>
          <table:table-cell table:style-name="ce112" table:formula="of:=([.E4]-[.E16])/[.E4]" office:value-type="float" office:value="-0.583630269780126" calcext:value-type="float">
            <text:p>-0.583630269780126</text:p>
          </table:table-cell>
          <table:table-cell table:style-name="ce112" table:formula="of:=([.F4]-[.F16])/[.F4]" office:value-type="float" office:value="-0.366625946474957" calcext:value-type="float">
            <text:p>-0.366625946474957</text:p>
          </table:table-cell>
          <table:table-cell table:style-name="ce112" table:formula="of:=([.G4]-[.G16])/[.G4]" office:value-type="float" office:value="-0.154258966788602" calcext:value-type="float">
            <text:p>-0.154258966788602</text:p>
          </table:table-cell>
          <table:table-cell table:style-name="ce112"/>
          <table:table-cell table:style-name="ce112" table:formula="of:=([.I4]-[.I16])/[.I4]" office:value-type="float" office:value="-0.0377878521951266" calcext:value-type="float">
            <text:p>-0.037787852195127</text:p>
          </table:table-cell>
          <table:table-cell table:style-name="ce112" table:formula="of:=([.J4]-[.J16])/[.J4]" office:value-type="float" office:value="-0.423343453331517" calcext:value-type="float">
            <text:p>-0.423343453331517</text:p>
          </table:table-cell>
          <table:table-cell table:style-name="ce112" table:formula="of:=([.K4]-[.K16])/[.K4]" office:value-type="float" office:value="-0.0578130877452679" calcext:value-type="float">
            <text:p>-0.057813087745268</text:p>
          </table:table-cell>
          <table:table-cell table:style-name="ce112" table:formula="of:=([.L4]-[.L16])/[.L4]" office:value-type="float" office:value="-0.0579018759744666" calcext:value-type="float">
            <text:p>-0.057901875974467</text:p>
          </table:table-cell>
          <table:table-cell table:style-name="ce112" table:formula="of:=([.M4]-[.M16])/[.M4]" office:value-type="float" office:value="-0.195180970408581" calcext:value-type="float">
            <text:p>-0.195180970408581</text:p>
          </table:table-cell>
          <table:table-cell table:style-name="ce112"/>
          <table:table-cell table:style-name="ce112" table:formula="of:=([.O4]-[.O16])/[.O4]" office:value-type="float" office:value="-0.0786254624053583" calcext:value-type="float">
            <text:p>-0.078625462405358</text:p>
          </table:table-cell>
          <table:table-cell table:style-name="ce112" table:formula="of:=([.P4]-[.P16])/[.P4]" office:value-type="float" office:value="-0.0655974514685597" calcext:value-type="float">
            <text:p>-0.06559745146856</text:p>
          </table:table-cell>
          <table:table-cell table:style-name="ce112" table:formula="of:=([.Q4]-[.Q16])/[.Q4]" office:value-type="float" office:value="-0.204787459847296" calcext:value-type="float">
            <text:p>-0.204787459847296</text:p>
          </table:table-cell>
          <table:table-cell table:style-name="ce112" table:formula="of:=([.R4]-[.R16])/[.R4]" office:value-type="float" office:value="-0.592235619994385" calcext:value-type="float">
            <text:p>-0.592235619994385</text:p>
          </table:table-cell>
          <table:table-cell table:style-name="ce112" table:formula="of:=([.S4]-[.S16])/[.S4]" office:value-type="float" office:value="-0.443909294533492" calcext:value-type="float">
            <text:p>-0.443909294533492</text:p>
          </table:table-cell>
          <table:table-cell table:style-name="ce112" table:formula="of:=([.T4]-[.T16])/[.T4]" office:value-type="float" office:value="-0.119925968580732" calcext:value-type="float">
            <text:p>-0.119925968580732</text:p>
          </table:table-cell>
          <table:table-cell table:style-name="ce112" table:formula="of:=([.U4]-[.U16])/[.U4]" office:value-type="float" office:value="-0.0747992755240377" calcext:value-type="float">
            <text:p>-0.07479927552403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U30])/15" office:value-type="float" office:value="-0.226468542217952" calcext:value-type="float">
            <text:p>-0.226468542217952</text:p>
          </table:table-cell>
          <table:table-cell table:style-name="ce13" table:formula="of:=[.B30]*(-1)" office:value-type="percentage" office:value="0.226468542217952" calcext:value-type="percentage">
            <text:p>22.65%</text:p>
          </table:table-cell>
          <table:table-cell table:style-name="ce112"/>
          <table:table-cell table:style-name="ce112" table:formula="of:=([.E4]-[.E17])/[.E4]" office:value-type="float" office:value="-0.658012915861683" calcext:value-type="float">
            <text:p>-0.658012915861683</text:p>
          </table:table-cell>
          <table:table-cell table:style-name="ce112" table:formula="of:=([.F4]-[.F17])/[.F4]" office:value-type="float" office:value="-0.412844985683714" calcext:value-type="float">
            <text:p>-0.412844985683714</text:p>
          </table:table-cell>
          <table:table-cell table:style-name="ce112" table:formula="of:=([.G4]-[.G17])/[.G4]" office:value-type="float" office:value="-0.152165842271067" calcext:value-type="float">
            <text:p>-0.152165842271067</text:p>
          </table:table-cell>
          <table:table-cell table:style-name="ce112"/>
          <table:table-cell table:style-name="ce112" table:formula="of:=([.I4]-[.I17])/[.I4]" office:value-type="float" office:value="-0.057065038735068" calcext:value-type="float">
            <text:p>-0.057065038735068</text:p>
          </table:table-cell>
          <table:table-cell table:style-name="ce112" table:formula="of:=([.J4]-[.J17])/[.J4]" office:value-type="float" office:value="-0.397820416939161" calcext:value-type="float">
            <text:p>-0.397820416939161</text:p>
          </table:table-cell>
          <table:table-cell table:style-name="ce112" table:formula="of:=([.K4]-[.K17])/[.K4]" office:value-type="float" office:value="-0.067591316165637" calcext:value-type="float">
            <text:p>-0.067591316165637</text:p>
          </table:table-cell>
          <table:table-cell table:style-name="ce112" table:formula="of:=([.L4]-[.L17])/[.L4]" office:value-type="float" office:value="-0.0498475937808366" calcext:value-type="float">
            <text:p>-0.049847593780837</text:p>
          </table:table-cell>
          <table:table-cell table:style-name="ce112" table:formula="of:=([.M4]-[.M17])/[.M4]" office:value-type="float" office:value="-0.203190644393407" calcext:value-type="float">
            <text:p>-0.203190644393407</text:p>
          </table:table-cell>
          <table:table-cell table:style-name="ce112"/>
          <table:table-cell table:style-name="ce112" table:formula="of:=([.O4]-[.O17])/[.O4]" office:value-type="float" office:value="-0.123270907468314" calcext:value-type="float">
            <text:p>-0.123270907468314</text:p>
          </table:table-cell>
          <table:table-cell table:style-name="ce112" table:formula="of:=([.P4]-[.P17])/[.P4]" office:value-type="float" office:value="-0.0493048983079009" calcext:value-type="float">
            <text:p>-0.049304898307901</text:p>
          </table:table-cell>
          <table:table-cell table:style-name="ce112" table:formula="of:=([.Q4]-[.Q17])/[.Q4]" office:value-type="float" office:value="-0.170848368817586" calcext:value-type="float">
            <text:p>-0.170848368817586</text:p>
          </table:table-cell>
          <table:table-cell table:style-name="ce112" table:formula="of:=([.R4]-[.R17])/[.R4]" office:value-type="float" office:value="-0.508672189510315" calcext:value-type="float">
            <text:p>-0.508672189510315</text:p>
          </table:table-cell>
          <table:table-cell table:style-name="ce112" table:formula="of:=([.S4]-[.S17])/[.S4]" office:value-type="float" office:value="-0.445657981554805" calcext:value-type="float">
            <text:p>-0.445657981554805</text:p>
          </table:table-cell>
          <table:table-cell table:style-name="ce112" table:formula="of:=([.T4]-[.T17])/[.T4]" office:value-type="float" office:value="-0.0670596608347152" calcext:value-type="float">
            <text:p>-0.067059660834715</text:p>
          </table:table-cell>
          <table:table-cell table:style-name="ce112" table:formula="of:=([.U4]-[.U17])/[.U4]" office:value-type="float" office:value="-0.0336753729450774" calcext:value-type="float">
            <text:p>-0.03367537294507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U31])/15" office:value-type="float" office:value="-0.230988534192604" calcext:value-type="float">
            <text:p>-0.230988534192604</text:p>
          </table:table-cell>
          <table:table-cell table:style-name="ce13" table:formula="of:=[.B31]*(-1)" office:value-type="percentage" office:value="0.230988534192604" calcext:value-type="percentage">
            <text:p>23.10%</text:p>
          </table:table-cell>
          <table:table-cell table:style-name="ce112"/>
          <table:table-cell table:style-name="ce112" table:formula="of:=([.E4]-[.E18])/[.E4]" office:value-type="float" office:value="-0.605455376569513" calcext:value-type="float">
            <text:p>-0.605455376569513</text:p>
          </table:table-cell>
          <table:table-cell table:style-name="ce112" table:formula="of:=([.F4]-[.F18])/[.F4]" office:value-type="float" office:value="-0.317404615256392" calcext:value-type="float">
            <text:p>-0.317404615256392</text:p>
          </table:table-cell>
          <table:table-cell table:style-name="ce112" table:formula="of:=([.G4]-[.G18])/[.G4]" office:value-type="float" office:value="-0.134662859289607" calcext:value-type="float">
            <text:p>-0.134662859289607</text:p>
          </table:table-cell>
          <table:table-cell table:style-name="ce112"/>
          <table:table-cell table:style-name="ce112" table:formula="of:=([.I4]-[.I18])/[.I4]" office:value-type="float" office:value="-0.0531044960563108" calcext:value-type="float">
            <text:p>-0.053104496056311</text:p>
          </table:table-cell>
          <table:table-cell table:style-name="ce112" table:formula="of:=([.J4]-[.J18])/[.J4]" office:value-type="float" office:value="-0.400455792539687" calcext:value-type="float">
            <text:p>-0.400455792539687</text:p>
          </table:table-cell>
          <table:table-cell table:style-name="ce112" table:formula="of:=([.K4]-[.K18])/[.K4]" office:value-type="float" office:value="-0.0380548807218012" calcext:value-type="float">
            <text:p>-0.038054880721801</text:p>
          </table:table-cell>
          <table:table-cell table:style-name="ce112" table:formula="of:=([.L4]-[.L18])/[.L4]" office:value-type="float" office:value="-0.0346493006226479" calcext:value-type="float">
            <text:p>-0.034649300622648</text:p>
          </table:table-cell>
          <table:table-cell table:style-name="ce112" table:formula="of:=([.M4]-[.M18])/[.M4]" office:value-type="float" office:value="-0.226841735309791" calcext:value-type="float">
            <text:p>-0.226841735309791</text:p>
          </table:table-cell>
          <table:table-cell table:style-name="ce112"/>
          <table:table-cell table:style-name="ce112" table:formula="of:=([.O4]-[.O18])/[.O4]" office:value-type="float" office:value="-0.115397517108536" calcext:value-type="float">
            <text:p>-0.115397517108536</text:p>
          </table:table-cell>
          <table:table-cell table:style-name="ce112" table:formula="of:=([.P4]-[.P18])/[.P4]" office:value-type="float" office:value="-0.0597989249181266" calcext:value-type="float">
            <text:p>-0.059798924918127</text:p>
          </table:table-cell>
          <table:table-cell table:style-name="ce112" table:formula="of:=([.Q4]-[.Q18])/[.Q4]" office:value-type="float" office:value="-0.20470973466411" calcext:value-type="float">
            <text:p>-0.20470973466411</text:p>
          </table:table-cell>
          <table:table-cell table:style-name="ce112" table:formula="of:=([.R4]-[.R18])/[.R4]" office:value-type="float" office:value="-0.676184827476341" calcext:value-type="float">
            <text:p>-0.676184827476341</text:p>
          </table:table-cell>
          <table:table-cell table:style-name="ce112" table:formula="of:=([.S4]-[.S18])/[.S4]" office:value-type="float" office:value="-0.489107599620793" calcext:value-type="float">
            <text:p>-0.489107599620793</text:p>
          </table:table-cell>
          <table:table-cell table:style-name="ce112" table:formula="of:=([.T4]-[.T18])/[.T4]" office:value-type="float" office:value="-0.0710150545489234" calcext:value-type="float">
            <text:p>-0.071015054548924</text:p>
          </table:table-cell>
          <table:table-cell table:style-name="ce112" table:formula="of:=([.U4]-[.U18])/[.U4]" office:value-type="float" office:value="-0.037985298186484" calcext:value-type="float">
            <text:p>-0.037985298186484</text:p>
          </table:table-cell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32:.U32])/22" office:value-type="float" office:value="0" calcext:value-type="float">
            <text:p>0</text:p>
          </table:covered-table-cell>
          <table:table-cell table:style-name="ce13" table:formula="of:=[.B32]*(-1)" office:value-type="percentage" office:value="-0" calcext:value-type="percentage">
            <text:p>0.00%</text:p>
          </table:table-cell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1"/>
          <table:covered-table-cell table:style-name="ce27"/>
          <table:covered-table-cell table:number-columns-repeated="5"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5" table:style-name="ce21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U33])/3" office:value-type="float" office:value="-1.01451453186611" calcext:value-type="float">
            <text:p>-1.01451453186611</text:p>
          </table:table-cell>
          <table:table-cell table:style-name="ce13" table:formula="of:=[.B33]*(-1)" office:value-type="percentage" office:value="1.01451453186611" calcext:value-type="percentage">
            <text:p>101.45%</text:p>
          </table:table-cell>
          <table:table-cell table:style-name="ce112" table:formula="of:=([.D3]-[.D7])/[.D3]" office:value-type="float" office:value="-0.527153967236499" calcext:value-type="float">
            <text:p>-0.527153967236499</text:p>
          </table:table-cell>
          <table:table-cell table:style-name="ce112" table:number-columns-repeated="3"/>
          <table:table-cell table:style-name="ce112" table:formula="of:=([.H3]-[.H7])/[.H3]" office:value-type="float" office:value="-0.14851624425749" calcext:value-type="float">
            <text:p>-0.14851624425749</text:p>
          </table:table-cell>
          <table:table-cell table:style-name="ce112" table:number-columns-repeated="5"/>
          <table:table-cell table:style-name="ce112" table:formula="of:=([.N3]-[.N7])/[.N3]" office:value-type="float" office:value="-2.36787338410435" calcext:value-type="float">
            <text:p>-2.3678733841043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U34])/3" office:value-type="float" office:value="-0.979072612983533" calcext:value-type="float">
            <text:p>-0.979072612983533</text:p>
          </table:table-cell>
          <table:table-cell table:style-name="ce13" table:formula="of:=[.B34]*(-1)" office:value-type="percentage" office:value="0.979072612983533" calcext:value-type="percentage">
            <text:p>97.91%</text:p>
          </table:table-cell>
          <table:table-cell table:style-name="ce112" table:formula="of:=([.D3]-[.D8])/[.D3]" office:value-type="float" office:value="-0.527515985103583" calcext:value-type="float">
            <text:p>-0.527515985103583</text:p>
          </table:table-cell>
          <table:table-cell table:style-name="ce112" table:number-columns-repeated="3"/>
          <table:table-cell table:style-name="ce112" table:formula="of:=([.H3]-[.H8])/[.H3]" office:value-type="float" office:value="-0.15410739774108" calcext:value-type="float">
            <text:p>-0.15410739774108</text:p>
          </table:table-cell>
          <table:table-cell table:style-name="ce112" table:number-columns-repeated="5"/>
          <table:table-cell table:style-name="ce112" table:formula="of:=([.N3]-[.N8])/[.N3]" office:value-type="float" office:value="-2.25559445610594" calcext:value-type="float">
            <text:p>-2.2555944561059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U35])/3" office:value-type="float" office:value="-0.992750933407728" calcext:value-type="float">
            <text:p>-0.992750933407728</text:p>
          </table:table-cell>
          <table:table-cell table:style-name="ce13" table:formula="of:=[.B35]*(-1)" office:value-type="percentage" office:value="0.992750933407728" calcext:value-type="percentage">
            <text:p>99.28%</text:p>
          </table:table-cell>
          <table:table-cell table:style-name="ce112" table:formula="of:=([.D3]-[.D9])/[.D3]" office:value-type="float" office:value="-0.542709689198119" calcext:value-type="float">
            <text:p>-0.542709689198119</text:p>
          </table:table-cell>
          <table:table-cell table:style-name="ce112" table:number-columns-repeated="3"/>
          <table:table-cell table:style-name="ce112" table:formula="of:=([.H3]-[.H9])/[.H3]" office:value-type="float" office:value="-0.192089662528203" calcext:value-type="float">
            <text:p>-0.192089662528203</text:p>
          </table:table-cell>
          <table:table-cell table:style-name="ce112" table:number-columns-repeated="5"/>
          <table:table-cell table:style-name="ce112" table:formula="of:=([.N3]-[.N9])/[.N3]" office:value-type="float" office:value="-2.24345344849686" calcext:value-type="float">
            <text:p>-2.2434534484968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U36])/3" office:value-type="float" office:value="-0.996644264171255" calcext:value-type="float">
            <text:p>-0.996644264171255</text:p>
          </table:table-cell>
          <table:table-cell table:style-name="ce13" table:formula="of:=[.B36]*(-1)" office:value-type="percentage" office:value="0.996644264171255" calcext:value-type="percentage">
            <text:p>99.66%</text:p>
          </table:table-cell>
          <table:table-cell table:style-name="ce112" table:formula="of:=([.D3]-[.D10])/[.D3]" office:value-type="float" office:value="-0.552687393239808" calcext:value-type="float">
            <text:p>-0.552687393239808</text:p>
          </table:table-cell>
          <table:table-cell table:style-name="ce112" table:number-columns-repeated="3"/>
          <table:table-cell table:style-name="ce112" table:formula="of:=([.H3]-[.H10])/[.H3]" office:value-type="float" office:value="-0.193174940282651" calcext:value-type="float">
            <text:p>-0.193174940282651</text:p>
          </table:table-cell>
          <table:table-cell table:style-name="ce112" table:number-columns-repeated="5"/>
          <table:table-cell table:style-name="ce112" table:formula="of:=([.N3]-[.N10])/[.N3]" office:value-type="float" office:value="-2.2440704589913" calcext:value-type="float">
            <text:p>-2.244070458991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U37])/3" office:value-type="float" office:value="-1.0341707774349" calcext:value-type="float">
            <text:p>-1.0341707774349</text:p>
          </table:table-cell>
          <table:table-cell table:style-name="ce13" table:formula="of:=[.B37]*(-1)" office:value-type="percentage" office:value="1.0341707774349" calcext:value-type="percentage">
            <text:p>103.42%</text:p>
          </table:table-cell>
          <table:table-cell table:style-name="ce112" table:formula="of:=([.D3]-[.D11])/[.D3]" office:value-type="float" office:value="-0.572273333111999" calcext:value-type="float">
            <text:p>-0.572273333111999</text:p>
          </table:table-cell>
          <table:table-cell table:style-name="ce112" table:number-columns-repeated="3"/>
          <table:table-cell table:style-name="ce112" table:formula="of:=([.H3]-[.H11])/[.H3]" office:value-type="float" office:value="-0.230699881734952" calcext:value-type="float">
            <text:p>-0.230699881734952</text:p>
          </table:table-cell>
          <table:table-cell table:style-name="ce112" table:number-columns-repeated="5"/>
          <table:table-cell table:style-name="ce112" table:formula="of:=([.N3]-[.N11])/[.N3]" office:value-type="float" office:value="-2.29953911745775" calcext:value-type="float">
            <text:p>-2.2995391174577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U38])/3" office:value-type="float" office:value="-0.97647938770244" calcext:value-type="float">
            <text:p>-0.97647938770244</text:p>
          </table:table-cell>
          <table:table-cell table:style-name="ce13" table:formula="of:=[.B38]*(-1)" office:value-type="percentage" office:value="0.97647938770244" calcext:value-type="percentage">
            <text:p>97.65%</text:p>
          </table:table-cell>
          <table:table-cell table:style-name="ce112" table:formula="of:=([.D3]-[.D12])/[.D3]" office:value-type="float" office:value="-0.510420258212803" calcext:value-type="float">
            <text:p>-0.510420258212803</text:p>
          </table:table-cell>
          <table:table-cell table:style-name="ce112" table:number-columns-repeated="3"/>
          <table:table-cell table:style-name="ce112" table:formula="of:=([.H3]-[.H12])/[.H3]" office:value-type="float" office:value="-0.236097310387101" calcext:value-type="float">
            <text:p>-0.236097310387101</text:p>
          </table:table-cell>
          <table:table-cell table:style-name="ce112" table:number-columns-repeated="5"/>
          <table:table-cell table:style-name="ce112" table:formula="of:=([.N3]-[.N12])/[.N3]" office:value-type="float" office:value="-2.18292059450742" calcext:value-type="float">
            <text:p>-2.1829205945074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U39])/3" office:value-type="float" office:value="-0.234658174246588" calcext:value-type="float">
            <text:p>-0.234658174246588</text:p>
          </table:table-cell>
          <table:table-cell table:style-name="ce13" table:formula="of:=[.B39]*(-1)" office:value-type="percentage" office:value="0.234658174246588" calcext:value-type="percentage">
            <text:p>23.47%</text:p>
          </table:table-cell>
          <table:table-cell table:style-name="ce112" table:formula="of:=([.D3]-[.D13])/[.D3]" office:value-type="float" office:value="-0.137428855098859" calcext:value-type="float">
            <text:p>-0.137428855098859</text:p>
          </table:table-cell>
          <table:table-cell table:style-name="ce112" table:number-columns-repeated="3"/>
          <table:table-cell table:style-name="ce112" table:formula="of:=([.H3]-[.H13])/[.H3]" office:value-type="float" office:value="-0.0575710659075061" calcext:value-type="float">
            <text:p>-0.057571065907506</text:p>
          </table:table-cell>
          <table:table-cell table:style-name="ce112" table:number-columns-repeated="5"/>
          <table:table-cell table:style-name="ce112" table:formula="of:=([.N3]-[.N13])/[.N3]" office:value-type="float" office:value="-0.508974601733397" calcext:value-type="float">
            <text:p>-0.50897460173339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U40])/3" office:value-type="float" office:value="-0.240359217873188" calcext:value-type="float">
            <text:p>-0.240359217873188</text:p>
          </table:table-cell>
          <table:table-cell table:style-name="ce13" table:formula="of:=[.B40]*(-1)" office:value-type="percentage" office:value="0.240359217873188" calcext:value-type="percentage">
            <text:p>24.04%</text:p>
          </table:table-cell>
          <table:table-cell table:style-name="ce112" table:formula="of:=([.D3]-[.D14])/[.D3]" office:value-type="float" office:value="-0.152128875926675" calcext:value-type="float">
            <text:p>-0.152128875926675</text:p>
          </table:table-cell>
          <table:table-cell table:style-name="ce112" table:number-columns-repeated="3"/>
          <table:table-cell table:style-name="ce112" table:formula="of:=([.H3]-[.H14])/[.H3]" office:value-type="float" office:value="-0.0524563643863602" calcext:value-type="float">
            <text:p>-0.05245636438636</text:p>
          </table:table-cell>
          <table:table-cell table:style-name="ce112" table:number-columns-repeated="5"/>
          <table:table-cell table:style-name="ce112" table:formula="of:=([.N3]-[.N14])/[.N3]" office:value-type="float" office:value="-0.516492413306528" calcext:value-type="float">
            <text:p>-0.516492413306528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U41])/3" office:value-type="float" office:value="-0.226875643605524" calcext:value-type="float">
            <text:p>-0.226875643605524</text:p>
          </table:table-cell>
          <table:table-cell table:style-name="ce13" table:formula="of:=[.B41]*(-1)" office:value-type="percentage" office:value="0.226875643605524" calcext:value-type="percentage">
            <text:p>22.69%</text:p>
          </table:table-cell>
          <table:table-cell table:style-name="ce112" table:formula="of:=([.D3]-[.D15])/[.D3]" office:value-type="float" office:value="-0.141429603003943" calcext:value-type="float">
            <text:p>-0.141429603003943</text:p>
          </table:table-cell>
          <table:table-cell table:style-name="ce112" table:number-columns-repeated="3"/>
          <table:table-cell table:style-name="ce112" table:formula="of:=([.H3]-[.H15])/[.H3]" office:value-type="float" office:value="-0.0438627201908554" calcext:value-type="float">
            <text:p>-0.043862720190856</text:p>
          </table:table-cell>
          <table:table-cell table:style-name="ce112" table:number-columns-repeated="5"/>
          <table:table-cell table:style-name="ce112" table:formula="of:=([.N3]-[.N15])/[.N3]" office:value-type="float" office:value="-0.495334607621774" calcext:value-type="float">
            <text:p>-0.49533460762177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U42])/3" office:value-type="float" office:value="-0.32895048876697" calcext:value-type="float">
            <text:p>-0.32895048876697</text:p>
          </table:table-cell>
          <table:table-cell table:style-name="ce13" table:formula="of:=[.B42]*(-1)" office:value-type="percentage" office:value="0.32895048876697" calcext:value-type="percentage">
            <text:p>32.90%</text:p>
          </table:table-cell>
          <table:table-cell table:style-name="ce112" table:formula="of:=([.D3]-[.D16])/[.D3]" office:value-type="float" office:value="-0.239688400610041" calcext:value-type="float">
            <text:p>-0.239688400610041</text:p>
          </table:table-cell>
          <table:table-cell table:style-name="ce112" table:number-columns-repeated="3"/>
          <table:table-cell table:style-name="ce112" table:formula="of:=([.H3]-[.H16])/[.H3]" office:value-type="float" office:value="-0.0840026386085636" calcext:value-type="float">
            <text:p>-0.084002638608564</text:p>
          </table:table-cell>
          <table:table-cell table:style-name="ce112" table:number-columns-repeated="5"/>
          <table:table-cell table:style-name="ce112" table:formula="of:=([.N3]-[.N16])/[.N3]" office:value-type="float" office:value="-0.663160427082305" calcext:value-type="float">
            <text:p>-0.66316042708230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U43])/3" office:value-type="float" office:value="-0.327584433128374" calcext:value-type="float">
            <text:p>-0.327584433128374</text:p>
          </table:table-cell>
          <table:table-cell table:style-name="ce13" table:formula="of:=[.B43]*(-1)" office:value-type="percentage" office:value="0.327584433128374" calcext:value-type="percentage">
            <text:p>32.76%</text:p>
          </table:table-cell>
          <table:table-cell table:style-name="ce112" table:formula="of:=([.D3]-[.D17])/[.D3]" office:value-type="float" office:value="-0.219942642231642" calcext:value-type="float">
            <text:p>-0.219942642231642</text:p>
          </table:table-cell>
          <table:table-cell table:style-name="ce112" table:number-columns-repeated="3"/>
          <table:table-cell table:style-name="ce112" table:formula="of:=([.H3]-[.H17])/[.H3]" office:value-type="float" office:value="-0.0652235700279517" calcext:value-type="float">
            <text:p>-0.065223570027952</text:p>
          </table:table-cell>
          <table:table-cell table:style-name="ce112" table:number-columns-repeated="5"/>
          <table:table-cell table:style-name="ce112" table:formula="of:=([.N3]-[.N17])/[.N3]" office:value-type="float" office:value="-0.697587087125529" calcext:value-type="float">
            <text:p>-0.69758708712552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U44])/3" office:value-type="float" office:value="-0.376124433880334" calcext:value-type="float">
            <text:p>-0.376124433880334</text:p>
          </table:table-cell>
          <table:table-cell table:style-name="ce13" table:formula="of:=[.B44]*(-1)" office:value-type="percentage" office:value="0.376124433880334" calcext:value-type="percentage">
            <text:p>37.61%</text:p>
          </table:table-cell>
          <table:table-cell table:style-name="ce112" table:formula="of:=([.D3]-[.D18])/[.D3]" office:value-type="float" office:value="-0.216381040597606" calcext:value-type="float">
            <text:p>-0.216381040597606</text:p>
          </table:table-cell>
          <table:table-cell table:style-name="ce112" table:number-columns-repeated="3"/>
          <table:table-cell table:style-name="ce112" table:formula="of:=([.H3]-[.H18])/[.H3]" office:value-type="float" office:value="-0.0683279890950032" calcext:value-type="float">
            <text:p>-0.068327989095003</text:p>
          </table:table-cell>
          <table:table-cell table:style-name="ce112" table:number-columns-repeated="5"/>
          <table:table-cell table:style-name="ce112" table:formula="of:=([.N3]-[.N18])/[.N3]" office:value-type="float" office:value="-0.843664271948393" calcext:value-type="float">
            <text:p>-0.84366427194839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1.01451453186611" calcext:value-type="percentage">
            <text:p>101.45%</text:p>
          </table:table-cell>
          <table:table-cell table:style-name="ce12" table:formula="of:=[.C20]" office:value-type="percentage" office:value="0.782815679632258" calcext:value-type="percentage">
            <text:p>78.2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979072612983533" calcext:value-type="percentage">
            <text:p>97.91%</text:p>
          </table:table-cell>
          <table:table-cell table:style-name="ce12" table:formula="of:=[.C21]" office:value-type="percentage" office:value="0.800739232357233" calcext:value-type="percentage">
            <text:p>80.07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992750933407728" calcext:value-type="percentage">
            <text:p>99.28%</text:p>
          </table:table-cell>
          <table:table-cell table:style-name="ce12" table:formula="of:=[.C22]" office:value-type="percentage" office:value="0.789899320954306" calcext:value-type="percentage">
            <text:p>78.9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996644264171255" calcext:value-type="percentage">
            <text:p>99.66%</text:p>
          </table:table-cell>
          <table:table-cell table:style-name="ce12" table:formula="of:=[.C23]" office:value-type="percentage" office:value="0.803404453536678" calcext:value-type="percentage">
            <text:p>80.3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1.0341707774349" calcext:value-type="percentage">
            <text:p>103.42%</text:p>
          </table:table-cell>
          <table:table-cell table:style-name="ce12" table:formula="of:=[.C24]" office:value-type="percentage" office:value="0.833926848326768" calcext:value-type="percentage">
            <text:p>83.3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97647938770244" calcext:value-type="percentage">
            <text:p>97.65%</text:p>
          </table:table-cell>
          <table:table-cell table:style-name="ce12" table:formula="of:=[.C25]" office:value-type="percentage" office:value="0.8970064387873" calcext:value-type="percentage">
            <text:p>89.7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234658174246588" calcext:value-type="percentage">
            <text:p>23.47%</text:p>
          </table:table-cell>
          <table:table-cell table:style-name="ce12" table:formula="of:=[.C26]" office:value-type="percentage" office:value="0.161403552370678" calcext:value-type="percentage">
            <text:p>16.1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240359217873188" calcext:value-type="percentage">
            <text:p>24.04%</text:p>
          </table:table-cell>
          <table:table-cell table:style-name="ce12" table:formula="of:=[.C27]" office:value-type="percentage" office:value="0.150372867412142" calcext:value-type="percentage">
            <text:p>15.0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226875643605524" calcext:value-type="percentage">
            <text:p>22.69%</text:p>
          </table:table-cell>
          <table:table-cell table:style-name="ce12" table:formula="of:=[.C28]" office:value-type="percentage" office:value="0.124037361602612" calcext:value-type="percentage">
            <text:p>12.4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32895048876697" calcext:value-type="percentage">
            <text:p>32.90%</text:p>
          </table:table-cell>
          <table:table-cell table:style-name="ce12" table:formula="of:=[.C29]" office:value-type="percentage" office:value="0.2304281970035" calcext:value-type="percentage">
            <text:p>23.0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327584433128374" calcext:value-type="percentage">
            <text:p>32.76%</text:p>
          </table:table-cell>
          <table:table-cell table:style-name="ce12" table:formula="of:=[.C30]" office:value-type="percentage" office:value="0.226468542217952" calcext:value-type="percentage">
            <text:p>22.6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376124433880334" calcext:value-type="percentage">
            <text:p>37.61%</text:p>
          </table:table-cell>
          <table:table-cell table:style-name="ce12" table:formula="of:=[.C31]" office:value-type="percentage" office:value="0.230988534192604" calcext:value-type="percentage">
            <text:p>23.10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9:21:05.062070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09:27:16.902946345</dc:date>
    <meta:editing-duration>P2DT11H42M7S</meta:editing-duration>
    <meta:editing-cycles>94</meta:editing-cycles>
    <meta:generator>LibreOffice/6.4.2.2$MacOSX_X86_64 LibreOffice_project/4e471d8c02c9c90f512f7f9ead8875b57fcb1ec3</meta:generator>
    <meta:document-statistic meta:table-count="2" meta:cell-count="60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4.328cm" svg:y="0.647cm" svg:width="16.384cm" svg:height="10.91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8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/>
            <chart:data-point chart:style-name="ch11"/>
            <chart:data-point chart:style-name="ch10"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1.01451453186611">
                <text:p>1.01451453186611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979072612983533">
                <text:p>0.97907261298353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992750933407728">
                <text:p>0.992750933407728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996644264171255">
                <text:p>0.99664426417125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1.0341707774349">
                <text:p>1.0341707774349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97647938770244">
                <text:p>0.97647938770244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234658174246588">
                <text:p>0.234658174246588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240359217873188">
                <text:p>0.240359217873188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226875643605524">
                <text:p>0.226875643605524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32895048876697">
                <text:p>0.32895048876697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327584433128374">
                <text:p>0.327584433128374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376124433880334">
                <text:p>0.376124433880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4.328cm" svg:y="0.646cm" svg:width="16.38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6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782815679632258">
                <text:p>0.782815679632258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800739232357233">
                <text:p>0.80073923235723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789899320954306">
                <text:p>0.789899320954306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803404453536678">
                <text:p>0.80340445353667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833926848326768">
                <text:p>0.833926848326768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8970064387873">
                <text:p>0.8970064387873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161403552370678">
                <text:p>0.161403552370678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150372867412142">
                <text:p>0.150372867412142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124037361602612">
                <text:p>0.124037361602612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2304281970035">
                <text:p>0.2304281970035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226468542217952">
                <text:p>0.226468542217952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230988534192604">
                <text:p>0.2309885341926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